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5.623cm" fo:margin-left="-0.191cm" fo:margin-top="0cm" fo:margin-bottom="0cm" table:align="left" style:writing-mode="lr-tb"/>
    </style:style>
    <style:style style:name="Table2.A" style:family="table-column">
      <style:table-column-properties style:column-width="6.541cm"/>
    </style:style>
    <style:style style:name="Table2.B" style:family="table-column">
      <style:table-column-properties style:column-width="9.082cm"/>
    </style:style>
    <style:style style:name="Table2.1" style:family="table-row">
      <style:table-row-properties style:min-row-height="0.654cm" fo:keep-together="auto"/>
    </style:style>
    <style:style style:name="Table2.A1" style:family="table-cell">
      <style:table-cell-properties style:vertical-align="middle" fo:background-color="#d9d9d9" fo:padding-left="0.191cm" fo:padding-right="0.191cm" fo:padding-top="0cm" fo:padding-bottom="0cm" fo:border="none">
        <style:background-image/>
      </style:table-cell-properties>
    </style:style>
    <style:style style:name="Table2.B2" style:family="table-cell">
      <style:table-cell-properties style:vertical-align="middle" fo:padding-left="0.191cm" fo:padding-right="0.191cm" fo:padding-top="0cm" fo:padding-bottom="0cm" fo:border="none"/>
    </style:style>
    <style:style style:name="Table2.B3" style:family="table-cell">
      <style:table-cell-properties style:vertical-align="middle" fo:padding-left="0.191cm" fo:padding-right="0.191cm" fo:padding-top="0cm" fo:padding-bottom="0cm" fo:border="none"/>
    </style:style>
    <style:style style:name="Table2.B4" style:family="table-cell">
      <style:table-cell-properties style:vertical-align="middle" fo:padding-left="0.191cm" fo:padding-right="0.191cm" fo:padding-top="0cm" fo:padding-bottom="0cm" fo:border="none"/>
    </style:style>
    <style:style style:name="Table2.B5" style:family="table-cell">
      <style:table-cell-properties style:vertical-align="middle" fo:padding-left="0.191cm" fo:padding-right="0.191cm" fo:padding-top="0cm" fo:padding-bottom="0cm" fo:border="none"/>
    </style:style>
    <style:style style:name="Table2.B6" style:family="table-cell">
      <style:table-cell-properties style:vertical-align="middle" fo:padding-left="0.191cm" fo:padding-right="0.191cm" fo:padding-top="0cm" fo:padding-bottom="0cm" fo:border="none"/>
    </style:style>
    <style:style style:name="Table3" style:family="table">
      <style:table-properties style:width="15.623cm" fo:margin-left="-0.191cm" fo:margin-top="0cm" fo:margin-bottom="0cm" table:align="left" style:writing-mode="lr-tb"/>
    </style:style>
    <style:style style:name="Table3.A" style:family="table-column">
      <style:table-column-properties style:column-width="4.429cm"/>
    </style:style>
    <style:style style:name="Table3.B" style:family="table-column">
      <style:table-column-properties style:column-width="5.479cm"/>
    </style:style>
    <style:style style:name="Table3.C" style:family="table-column">
      <style:table-column-properties style:column-width="5.715cm"/>
    </style:style>
    <style:style style:name="Table3.1" style:family="table-row">
      <style:table-row-properties style:min-row-height="0.651cm" fo:keep-together="auto"/>
    </style:style>
    <style:style style:name="Table3.A1" style:family="table-cell">
      <style:table-cell-properties style:vertical-align="middle" fo:background-color="#d9d9d9" fo:padding-left="0.191cm" fo:padding-right="0.191cm" fo:padding-top="0cm" fo:padding-bottom="0cm" fo:border="none">
        <style:background-image/>
      </style:table-cell-properties>
    </style:style>
    <style:style style:name="Table3.B2" style:family="table-cell">
      <style:table-cell-properties style:vertical-align="middle" fo:padding-left="0.191cm" fo:padding-right="0.191cm" fo:padding-top="0cm" fo:padding-bottom="0cm" fo:border="none"/>
    </style:style>
    <style:style style:name="Table3.C2" style:family="table-cell">
      <style:table-cell-properties style:vertical-align="middle" fo:padding-left="0.191cm" fo:padding-right="0.191cm" fo:padding-top="0cm" fo:padding-bottom="0cm" fo:border="none"/>
    </style:style>
    <style:style style:name="Table3.B3" style:family="table-cell">
      <style:table-cell-properties style:vertical-align="middle" fo:padding-left="0.191cm" fo:padding-right="0.191cm" fo:padding-top="0cm" fo:padding-bottom="0cm" fo:border="none"/>
    </style:style>
    <style:style style:name="Table3.C3" style:family="table-cell">
      <style:table-cell-properties style:vertical-align="middle" fo:padding-left="0.191cm" fo:padding-right="0.191cm" fo:padding-top="0cm" fo:padding-bottom="0cm" fo:border="none"/>
    </style:style>
    <style:style style:name="Table3.B4" style:family="table-cell">
      <style:table-cell-properties style:vertical-align="middle" fo:padding-left="0.191cm" fo:padding-right="0.191cm" fo:padding-top="0cm" fo:padding-bottom="0cm" fo:border="none"/>
    </style:style>
    <style:style style:name="Table3.C4" style:family="table-cell">
      <style:table-cell-properties style:vertical-align="middle" fo:padding-left="0.191cm" fo:padding-right="0.191cm" fo:padding-top="0cm" fo:padding-bottom="0cm" fo:border="none"/>
    </style:style>
    <style:style style:name="Table10" style:family="table">
      <style:table-properties style:width="15.623cm" fo:margin-left="-0.191cm" fo:margin-top="0cm" fo:margin-bottom="0cm" table:align="left" style:writing-mode="lr-tb"/>
    </style:style>
    <style:style style:name="Table10.A" style:family="table-column">
      <style:table-column-properties style:column-width="4.427cm"/>
    </style:style>
    <style:style style:name="Table10.B" style:family="table-column">
      <style:table-column-properties style:column-width="5.509cm"/>
    </style:style>
    <style:style style:name="Table10.C" style:family="table-column">
      <style:table-column-properties style:column-width="5.687cm"/>
    </style:style>
    <style:style style:name="Table10.1" style:family="table-row">
      <style:table-row-properties style:min-row-height="0.651cm" fo:keep-together="auto"/>
    </style:style>
    <style:style style:name="Table10.A1" style:family="table-cell">
      <style:table-cell-properties style:vertical-align="middle" fo:background-color="#d9d9d9" fo:padding-left="0.191cm" fo:padding-right="0.191cm" fo:padding-top="0cm" fo:padding-bottom="0cm" fo:border="none">
        <style:background-image/>
      </style:table-cell-properties>
    </style:style>
    <style:style style:name="Table10.B2" style:family="table-cell">
      <style:table-cell-properties style:vertical-align="middle" fo:padding-left="0.191cm" fo:padding-right="0.191cm" fo:padding-top="0cm" fo:padding-bottom="0cm" fo:border="none"/>
    </style:style>
    <style:style style:name="Table10.C2" style:family="table-cell">
      <style:table-cell-properties style:vertical-align="middle" fo:padding-left="0.191cm" fo:padding-right="0.191cm" fo:padding-top="0cm" fo:padding-bottom="0cm" fo:border="none"/>
    </style:style>
    <style:style style:name="Table10.B3" style:family="table-cell">
      <style:table-cell-properties style:vertical-align="middle" fo:padding-left="0.191cm" fo:padding-right="0.191cm" fo:padding-top="0cm" fo:padding-bottom="0cm" fo:border="none"/>
    </style:style>
    <style:style style:name="Table10.C3" style:family="table-cell">
      <style:table-cell-properties style:vertical-align="middle" fo:padding-left="0.191cm" fo:padding-right="0.191cm" fo:padding-top="0cm" fo:padding-bottom="0cm" fo:border="none"/>
    </style:style>
    <style:style style:name="Table10.B4" style:family="table-cell">
      <style:table-cell-properties style:vertical-align="middle" fo:padding-left="0.191cm" fo:padding-right="0.191cm" fo:padding-top="0cm" fo:padding-bottom="0cm" fo:border="none"/>
    </style:style>
    <style:style style:name="Table10.C4" style:family="table-cell">
      <style:table-cell-properties style:vertical-align="middle" fo:padding-left="0.191cm" fo:padding-right="0.191cm" fo:padding-top="0cm" fo:padding-bottom="0cm" fo:border="none"/>
    </style:style>
    <style:style style:name="Table10.B5" style:family="table-cell">
      <style:table-cell-properties style:vertical-align="middle" fo:padding-left="0.191cm" fo:padding-right="0.191cm" fo:padding-top="0cm" fo:padding-bottom="0cm" fo:border="none"/>
    </style:style>
    <style:style style:name="Table10.C5" style:family="table-cell">
      <style:table-cell-properties style:vertical-align="middle" fo:padding-left="0.191cm" fo:padding-right="0.191cm" fo:padding-top="0cm" fo:padding-bottom="0cm" fo:border="none"/>
    </style:style>
    <style:style style:name="Table11" style:family="table">
      <style:table-properties style:width="15.623cm" fo:margin-left="-0.191cm" fo:margin-top="0cm" fo:margin-bottom="0cm" table:align="left" style:writing-mode="lr-tb"/>
    </style:style>
    <style:style style:name="Table11.A" style:family="table-column">
      <style:table-column-properties style:column-width="4.427cm"/>
    </style:style>
    <style:style style:name="Table11.B" style:family="table-column">
      <style:table-column-properties style:column-width="3.732cm"/>
    </style:style>
    <style:style style:name="Table11.C" style:family="table-column">
      <style:table-column-properties style:column-width="3.731cm"/>
    </style:style>
    <style:style style:name="Table11.1" style:family="table-row">
      <style:table-row-properties style:min-row-height="0.651cm" fo:keep-together="auto"/>
    </style:style>
    <style:style style:name="Table11.A1" style:family="table-cell">
      <style:table-cell-properties style:vertical-align="middle" fo:background-color="#d9d9d9" fo:padding-left="0.191cm" fo:padding-right="0.191cm" fo:padding-top="0cm" fo:padding-bottom="0cm" fo:border="none">
        <style:background-image/>
      </style:table-cell-properties>
    </style:style>
    <style:style style:name="Table11.B2" style:family="table-cell">
      <style:table-cell-properties style:vertical-align="middle" fo:padding-left="0.191cm" fo:padding-right="0.191cm" fo:padding-top="0cm" fo:padding-bottom="0cm" fo:border="none"/>
    </style:style>
    <style:style style:name="Table11.C2" style:family="table-cell">
      <style:table-cell-properties style:vertical-align="middle" fo:padding-left="0.191cm" fo:padding-right="0.191cm" fo:padding-top="0cm" fo:padding-bottom="0cm" fo:border="none"/>
    </style:style>
    <style:style style:name="Table11.D2" style:family="table-cell">
      <style:table-cell-properties style:vertical-align="middle" fo:padding-left="0.191cm" fo:padding-right="0.191cm" fo:padding-top="0cm" fo:padding-bottom="0cm" fo:border="none"/>
    </style:style>
    <style:style style:name="Table11.B3" style:family="table-cell">
      <style:table-cell-properties style:vertical-align="middle" fo:padding-left="0.191cm" fo:padding-right="0.191cm" fo:padding-top="0cm" fo:padding-bottom="0cm" fo:border="none"/>
    </style:style>
    <style:style style:name="Table11.C3" style:family="table-cell">
      <style:table-cell-properties style:vertical-align="middle" fo:padding-left="0.191cm" fo:padding-right="0.191cm" fo:padding-top="0cm" fo:padding-bottom="0cm" fo:border="none"/>
    </style:style>
    <style:style style:name="Table11.D3" style:family="table-cell">
      <style:table-cell-properties style:vertical-align="middle" fo:padding-left="0.191cm" fo:padding-right="0.191cm" fo:padding-top="0cm" fo:padding-bottom="0cm" fo:border="none"/>
    </style:style>
    <style:style style:name="Table11.B4" style:family="table-cell">
      <style:table-cell-properties style:vertical-align="middle" fo:padding-left="0.191cm" fo:padding-right="0.191cm" fo:padding-top="0cm" fo:padding-bottom="0cm" fo:border="none"/>
    </style:style>
    <style:style style:name="Table11.C4" style:family="table-cell">
      <style:table-cell-properties style:vertical-align="middle" fo:padding-left="0.191cm" fo:padding-right="0.191cm" fo:padding-top="0cm" fo:padding-bottom="0cm" fo:border="none"/>
    </style:style>
    <style:style style:name="Table11.D4" style:family="table-cell">
      <style:table-cell-properties style:vertical-align="middle" fo:padding-left="0.191cm" fo:padding-right="0.191cm" fo:padding-top="0cm" fo:padding-bottom="0cm" fo:border="none"/>
    </style:style>
    <style:style style:name="Table11.B5" style:family="table-cell">
      <style:table-cell-properties style:vertical-align="middle" fo:padding-left="0.191cm" fo:padding-right="0.191cm" fo:padding-top="0cm" fo:padding-bottom="0cm" fo:border="none"/>
    </style:style>
    <style:style style:name="Table11.C5" style:family="table-cell">
      <style:table-cell-properties style:vertical-align="middle" fo:padding-left="0.191cm" fo:padding-right="0.191cm" fo:padding-top="0cm" fo:padding-bottom="0cm" fo:border="none"/>
    </style:style>
    <style:style style:name="Table11.D5" style:family="table-cell">
      <style:table-cell-properties style:vertical-align="middle" fo:padding-left="0.191cm" fo:padding-right="0.191cm" fo:padding-top="0cm" fo:padding-bottom="0cm" fo:border="none"/>
    </style:style>
    <style:style style:name="Table11.B6" style:family="table-cell">
      <style:table-cell-properties style:vertical-align="middle" fo:padding-left="0.191cm" fo:padding-right="0.191cm" fo:padding-top="0cm" fo:padding-bottom="0cm" fo:border="none"/>
    </style:style>
    <style:style style:name="Table11.C6" style:family="table-cell">
      <style:table-cell-properties style:vertical-align="middle" fo:padding-left="0.191cm" fo:padding-right="0.191cm" fo:padding-top="0cm" fo:padding-bottom="0cm" fo:border="none"/>
    </style:style>
    <style:style style:name="Table11.D6" style:family="table-cell">
      <style:table-cell-properties style:vertical-align="middle" fo:padding-left="0.191cm" fo:padding-right="0.191cm" fo:padding-top="0cm" fo:padding-bottom="0cm" fo:border="none"/>
    </style:style>
    <style:style style:name="Table11.B7" style:family="table-cell">
      <style:table-cell-properties style:vertical-align="middle" fo:padding-left="0.191cm" fo:padding-right="0.191cm" fo:padding-top="0cm" fo:padding-bottom="0cm" fo:border="none"/>
    </style:style>
    <style:style style:name="Table11.C7" style:family="table-cell">
      <style:table-cell-properties style:vertical-align="middle" fo:padding-left="0.191cm" fo:padding-right="0.191cm" fo:padding-top="0cm" fo:padding-bottom="0cm" fo:border="none"/>
    </style:style>
    <style:style style:name="Table11.D7" style:family="table-cell">
      <style:table-cell-properties style:vertical-align="middle" fo:padding-left="0.191cm" fo:padding-right="0.191cm" fo:padding-top="0cm" fo:padding-bottom="0cm" fo:border="none"/>
    </style:style>
    <style:style style:name="Table12" style:family="table">
      <style:table-properties style:width="15.623cm" fo:margin-left="-0.191cm" fo:margin-top="0cm" fo:margin-bottom="0cm" table:align="left" style:writing-mode="lr-tb"/>
    </style:style>
    <style:style style:name="Table12.A" style:family="table-column">
      <style:table-column-properties style:column-width="4.427cm"/>
    </style:style>
    <style:style style:name="Table12.B" style:family="table-column">
      <style:table-column-properties style:column-width="5.657cm"/>
    </style:style>
    <style:style style:name="Table12.C" style:family="table-column">
      <style:table-column-properties style:column-width="5.539cm"/>
    </style:style>
    <style:style style:name="Table12.1" style:family="table-row">
      <style:table-row-properties style:min-row-height="0.651cm" fo:keep-together="auto"/>
    </style:style>
    <style:style style:name="Table12.A1" style:family="table-cell">
      <style:table-cell-properties style:vertical-align="middle" fo:background-color="#d9d9d9" fo:padding-left="0.191cm" fo:padding-right="0.191cm" fo:padding-top="0cm" fo:padding-bottom="0cm" fo:border="none">
        <style:background-image/>
      </style:table-cell-properties>
    </style:style>
    <style:style style:name="Table12.B2" style:family="table-cell">
      <style:table-cell-properties style:vertical-align="middle" fo:padding-left="0.191cm" fo:padding-right="0.191cm" fo:padding-top="0cm" fo:padding-bottom="0cm" fo:border="none"/>
    </style:style>
    <style:style style:name="Table12.C2" style:family="table-cell">
      <style:table-cell-properties style:vertical-align="middle" fo:padding-left="0.191cm" fo:padding-right="0.191cm" fo:padding-top="0cm" fo:padding-bottom="0cm" fo:border="none"/>
    </style:style>
    <style:style style:name="Table12.B3" style:family="table-cell">
      <style:table-cell-properties style:vertical-align="middle" fo:padding-left="0.191cm" fo:padding-right="0.191cm" fo:padding-top="0cm" fo:padding-bottom="0cm" fo:border="none"/>
    </style:style>
    <style:style style:name="Table12.C3" style:family="table-cell">
      <style:table-cell-properties style:vertical-align="middle" fo:padding-left="0.191cm" fo:padding-right="0.191cm" fo:padding-top="0cm" fo:padding-bottom="0cm" fo:border="none"/>
    </style:style>
    <style:style style:name="Table12.B4" style:family="table-cell">
      <style:table-cell-properties style:vertical-align="middle" fo:padding-left="0.191cm" fo:padding-right="0.191cm" fo:padding-top="0cm" fo:padding-bottom="0cm" fo:border="none"/>
    </style:style>
    <style:style style:name="Table12.C4" style:family="table-cell">
      <style:table-cell-properties style:vertical-align="middle" fo:padding-left="0.191cm" fo:padding-right="0.191cm" fo:padding-top="0cm" fo:padding-bottom="0cm" fo:border="none"/>
    </style:style>
    <style:style style:name="Table12.B5" style:family="table-cell">
      <style:table-cell-properties style:vertical-align="middle" fo:padding-left="0.191cm" fo:padding-right="0.191cm" fo:padding-top="0cm" fo:padding-bottom="0cm" fo:border="none"/>
    </style:style>
    <style:style style:name="Table12.C5" style:family="table-cell">
      <style:table-cell-properties style:vertical-align="middle" fo:padding-left="0.191cm" fo:padding-right="0.191cm" fo:padding-top="0cm" fo:padding-bottom="0cm" fo:border="none"/>
    </style:style>
    <style:style style:name="Table13" style:family="table">
      <style:table-properties style:width="15.623cm" fo:margin-left="-0.191cm" fo:margin-top="0cm" fo:margin-bottom="0cm" table:align="left" style:writing-mode="lr-tb"/>
    </style:style>
    <style:style style:name="Table13.A" style:family="table-column">
      <style:table-column-properties style:column-width="4.427cm"/>
    </style:style>
    <style:style style:name="Table13.B" style:family="table-column">
      <style:table-column-properties style:column-width="5.685cm"/>
    </style:style>
    <style:style style:name="Table13.C" style:family="table-column">
      <style:table-column-properties style:column-width="5.51cm"/>
    </style:style>
    <style:style style:name="Table13.1" style:family="table-row">
      <style:table-row-properties style:min-row-height="0.651cm" fo:keep-together="auto"/>
    </style:style>
    <style:style style:name="Table13.A1" style:family="table-cell">
      <style:table-cell-properties style:vertical-align="middle" fo:background-color="#d9d9d9" fo:padding-left="0.191cm" fo:padding-right="0.191cm" fo:padding-top="0cm" fo:padding-bottom="0cm" fo:border="none">
        <style:background-image/>
      </style:table-cell-properties>
    </style:style>
    <style:style style:name="Table13.B2" style:family="table-cell">
      <style:table-cell-properties style:vertical-align="middle" fo:padding-left="0.191cm" fo:padding-right="0.191cm" fo:padding-top="0cm" fo:padding-bottom="0cm" fo:border="none"/>
    </style:style>
    <style:style style:name="Table13.C2" style:family="table-cell">
      <style:table-cell-properties style:vertical-align="middle" fo:padding-left="0.191cm" fo:padding-right="0.191cm" fo:padding-top="0cm" fo:padding-bottom="0cm" fo:border="none"/>
    </style:style>
    <style:style style:name="Table13.B3" style:family="table-cell">
      <style:table-cell-properties style:vertical-align="middle" fo:padding-left="0.191cm" fo:padding-right="0.191cm" fo:padding-top="0cm" fo:padding-bottom="0cm" fo:border="none"/>
    </style:style>
    <style:style style:name="Table13.C3" style:family="table-cell">
      <style:table-cell-properties style:vertical-align="middle" fo:padding-left="0.191cm" fo:padding-right="0.191cm" fo:padding-top="0cm" fo:padding-bottom="0cm" fo:border="none"/>
    </style:style>
    <style:style style:name="Table13.B4" style:family="table-cell">
      <style:table-cell-properties style:vertical-align="middle" fo:padding-left="0.191cm" fo:padding-right="0.191cm" fo:padding-top="0cm" fo:padding-bottom="0cm" fo:border="none"/>
    </style:style>
    <style:style style:name="Table13.C4" style:family="table-cell">
      <style:table-cell-properties style:vertical-align="middle" fo:padding-left="0.191cm" fo:padding-right="0.191cm" fo:padding-top="0cm" fo:padding-bottom="0cm" fo:border="none"/>
    </style:style>
    <style:style style:name="Table13.B5" style:family="table-cell">
      <style:table-cell-properties style:vertical-align="middle" fo:padding-left="0.191cm" fo:padding-right="0.191cm" fo:padding-top="0cm" fo:padding-bottom="0cm" fo:border="none"/>
    </style:style>
    <style:style style:name="Table13.C5" style:family="table-cell">
      <style:table-cell-properties style:vertical-align="middle" fo:padding-left="0.191cm" fo:padding-right="0.191cm" fo:padding-top="0cm" fo:padding-bottom="0cm" fo:border="none"/>
    </style:style>
    <style:style style:name="Table13.B6" style:family="table-cell">
      <style:table-cell-properties style:vertical-align="middle" fo:padding-left="0.191cm" fo:padding-right="0.191cm" fo:padding-top="0cm" fo:padding-bottom="0cm" fo:border="none"/>
    </style:style>
    <style:style style:name="Table13.C6" style:family="table-cell">
      <style:table-cell-properties style:vertical-align="middle"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line-height="200%"/>
      <style:text-properties fo:font-size="12pt" style:font-size-asian="12pt" style:font-size-complex="12pt"/>
    </style:style>
    <style:style style:name="P3" style:family="paragraph" style:parent-style-name="Standard">
      <style:paragraph-properties fo:line-height="200%" fo:text-align="center" style:justify-single-word="false"/>
      <style:text-properties fo:font-size="12pt" style:font-size-asian="12pt" style:font-size-complex="12pt"/>
    </style:style>
    <style:style style:name="P4" style:family="paragraph" style:parent-style-name="Standard">
      <style:paragraph-properties fo:line-height="200%" fo:text-align="justify" style:justify-single-word="false"/>
      <style:text-properties fo:font-size="12pt" style:font-size-asian="12pt" style:font-name-complex="Times New Roman1" style:font-size-complex="12pt"/>
    </style:style>
    <style:style style:name="P5" style:family="paragraph" style:parent-style-name="Standard">
      <style:text-properties fo:font-size="12pt" fo:font-weight="bold" style:font-size-asian="12pt" style:font-weight-asian="bold" style:font-name-complex="Times New Roman1" style:font-size-complex="12pt"/>
    </style:style>
    <style:style style:name="P6" style:family="paragraph" style:parent-style-name="Standard">
      <style:paragraph-properties fo:text-align="center" style:justify-single-word="false"/>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line-height="200%" fo:text-align="justify" style:justify-single-word="false"/>
    </style:style>
    <style:style style:name="P9" style:family="paragraph" style:parent-style-name="Standard">
      <style:paragraph-properties fo:line-height="200%" fo:text-align="justify" style:justify-single-word="false"/>
      <style:text-properties officeooo:paragraph-rsid="000bad39"/>
    </style:style>
    <style:style style:name="P10" style:family="paragraph" style:parent-style-name="Standard">
      <style:paragraph-properties fo:line-height="200%" fo:text-align="justify" style:justify-single-word="false"/>
      <style:text-properties officeooo:paragraph-rsid="001099ed"/>
    </style:style>
    <style:style style:name="P11" style:family="paragraph" style:parent-style-name="Standard">
      <style:paragraph-properties fo:line-height="200%" fo:text-align="justify" style:justify-single-word="false"/>
      <style:text-properties officeooo:paragraph-rsid="001a0155"/>
    </style:style>
    <style:style style:name="P12" style:family="paragraph" style:parent-style-name="Standard">
      <style:paragraph-properties fo:line-height="200%" fo:text-align="justify" style:justify-single-word="false"/>
      <style:text-properties officeooo:paragraph-rsid="001b6bac"/>
    </style:style>
    <style:style style:name="P13" style:family="paragraph" style:parent-style-name="Standard">
      <style:paragraph-properties fo:line-height="200%" fo:text-align="justify" style:justify-single-word="false"/>
      <style:text-properties officeooo:paragraph-rsid="001ff7a7"/>
    </style:style>
    <style:style style:name="P14" style:family="paragraph" style:parent-style-name="Standard">
      <style:paragraph-properties fo:line-height="200%" fo:text-align="justify" style:justify-single-word="false"/>
      <style:text-properties officeooo:paragraph-rsid="00304b44"/>
    </style:style>
    <style:style style:name="P15" style:family="paragraph" style:parent-style-name="Standard">
      <style:paragraph-properties fo:line-height="200%" fo:text-align="justify" style:justify-single-word="false"/>
      <style:text-properties officeooo:paragraph-rsid="004c9efd"/>
    </style:style>
    <style:style style:name="P16" style:family="paragraph" style:parent-style-name="Standard">
      <style:paragraph-properties fo:line-height="200%" fo:text-align="justify" style:justify-single-word="false"/>
      <style:text-properties officeooo:paragraph-rsid="004e443a"/>
    </style:style>
    <style:style style:name="P17" style:family="paragraph" style:parent-style-name="Standard">
      <style:paragraph-properties fo:line-height="200%" fo:text-align="justify" style:justify-single-word="false"/>
      <style:text-properties officeooo:paragraph-rsid="00528e64"/>
    </style:style>
    <style:style style:name="P18" style:family="paragraph" style:parent-style-name="Standard">
      <style:paragraph-properties fo:line-height="200%" fo:text-align="justify" style:justify-single-word="false"/>
      <style:text-properties officeooo:paragraph-rsid="006c5db7"/>
    </style:style>
    <style:style style:name="P19" style:family="paragraph" style:parent-style-name="Standard">
      <style:paragraph-properties fo:line-height="100%"/>
    </style:style>
    <style:style style:name="P20" style:family="paragraph" style:parent-style-name="Standard">
      <style:paragraph-properties fo:line-height="100%" fo:text-align="justify" style:justify-single-word="false"/>
    </style:style>
    <style:style style:name="P21" style:family="paragraph" style:parent-style-name="Standard">
      <style:paragraph-properties fo:margin-left="0cm" fo:margin-right="0cm" fo:line-height="200%" fo:text-align="justify" style:justify-single-word="false" fo:text-indent="1.27cm" style:auto-text-indent="false"/>
    </style:style>
    <style:style style:name="P22" style:family="paragraph" style:parent-style-name="Standard">
      <style:paragraph-properties fo:margin-left="0cm" fo:margin-right="0cm" fo:line-height="200%" fo:text-align="justify" style:justify-single-word="false" fo:text-indent="1.27cm" style:auto-text-indent="false"/>
      <style:text-properties fo:font-size="12pt" style:font-size-asian="12pt" style:font-name-complex="Times New Roman1" style:font-size-complex="12pt"/>
    </style:style>
    <style:style style:name="P23" style:family="paragraph" style:parent-style-name="Standard">
      <style:paragraph-properties fo:line-height="200%" fo:text-align="justify" style:justify-single-word="false" fo:break-before="page"/>
      <style:text-properties officeooo:paragraph-rsid="001ff7a7"/>
    </style:style>
    <style:style style:name="P24" style:family="paragraph" style:parent-style-name="Standard">
      <style:paragraph-properties fo:line-height="200%" fo:text-align="justify" style:justify-single-word="false" fo:break-before="page"/>
      <style:text-properties officeooo:paragraph-rsid="00528e64"/>
    </style:style>
    <style:style style:name="P25" style:family="paragraph" style:parent-style-name="Standard">
      <style:paragraph-properties fo:line-height="100%" fo:break-before="page"/>
    </style:style>
    <style:style style:name="P26" style:family="paragraph" style:parent-style-name="Standard" style:master-page-name="First_20_Page">
      <style:paragraph-properties fo:line-height="200%" fo:text-align="center" style:justify-single-word="false" style:page-number="auto"/>
      <style:text-properties fo:font-size="12pt" style:font-size-asian="12pt" style:font-size-complex="12pt"/>
    </style:style>
    <style:style style:name="P27" style:family="paragraph" style:parent-style-name="Standard">
      <style:paragraph-properties fo:line-height="150%" fo:text-align="center" style:justify-single-word="false"/>
      <style:text-properties fo:font-size="12pt" style:font-size-asian="12pt" style:font-size-complex="12pt"/>
    </style:style>
    <style:style style:name="P28" style:family="paragraph" style:parent-style-name="Standard">
      <style:paragraph-properties fo:line-height="150%" fo:text-align="center" style:justify-single-word="false"/>
      <style:text-properties fo:font-size="12pt" officeooo:rsid="000a7938" officeooo:paragraph-rsid="000a7938" style:font-size-asian="12pt" style:font-size-complex="12pt"/>
    </style:style>
    <style:style style:name="P29" style:family="paragraph" style:parent-style-name="Standard">
      <style:paragraph-properties fo:line-height="100%"/>
      <style:text-properties fo:font-size="12pt" officeooo:rsid="000a7938" officeooo:paragraph-rsid="000a7938" style:font-size-asian="12pt" style:font-size-complex="12pt"/>
    </style:style>
    <style:style style:name="P30" style:family="paragraph" style:parent-style-name="Standard">
      <style:paragraph-properties fo:line-height="100%"/>
      <style:text-properties fo:font-size="12pt" style:font-size-asian="12pt" style:font-size-complex="12pt"/>
    </style:style>
    <style:style style:name="P31" style:family="paragraph" style:parent-style-name="Standard">
      <style:paragraph-properties fo:line-height="100%" fo:text-align="justify" style:justify-single-word="false"/>
      <style:text-properties fo:font-size="12pt" style:font-size-asian="12pt" style:font-size-complex="12pt"/>
    </style:style>
    <style:style style:name="P32" style:family="paragraph" style:parent-style-name="Standard">
      <style:paragraph-properties fo:line-height="200%" fo:text-align="justify" style:justify-single-word="false"/>
      <style:text-properties fo:font-size="12pt" style:font-size-asian="12pt" style:font-size-complex="12pt"/>
    </style:style>
    <style:style style:name="P33" style:family="paragraph" style:parent-style-name="Standard">
      <style:paragraph-properties fo:line-height="200%" fo:text-align="justify" style:justify-single-word="false"/>
      <style:text-properties fo:font-size="12pt" officeooo:paragraph-rsid="00d262d5" style:font-size-asian="12pt" style:font-size-complex="12pt"/>
    </style:style>
    <style:style style:name="P34" style:family="paragraph" style:parent-style-name="Standard">
      <style:paragraph-properties fo:line-height="200%" fo:text-align="justify" style:justify-single-word="false"/>
      <style:text-properties fo:font-size="12pt" style:font-size-asian="12pt" style:font-name-complex="Times New Roman1" style:font-size-complex="12pt"/>
    </style:style>
    <style:style style:name="P35" style:family="paragraph" style:parent-style-name="Standard">
      <style:paragraph-properties fo:line-height="200%" fo:text-align="justify" style:justify-single-word="false"/>
      <style:text-properties fo:font-size="12pt" officeooo:paragraph-rsid="001099ed" style:font-size-asian="12pt" style:font-name-complex="Times New Roman1" style:font-size-complex="12pt"/>
    </style:style>
    <style:style style:name="P36" style:family="paragraph" style:parent-style-name="Standard">
      <style:paragraph-properties fo:line-height="200%" fo:text-align="justify" style:justify-single-word="false"/>
      <style:text-properties fo:font-size="12pt" officeooo:paragraph-rsid="008d6a93" style:font-size-asian="12pt" style:font-name-complex="Times New Roman1" style:font-size-complex="12pt"/>
    </style:style>
    <style:style style:name="P37" style:family="paragraph" style:parent-style-name="Standard">
      <style:paragraph-properties fo:line-height="200%" fo:text-align="justify" style:justify-single-word="false"/>
      <style:text-properties fo:font-size="12pt" officeooo:paragraph-rsid="00a26e3d" style:font-size-asian="12pt" style:font-name-complex="Times New Roman1" style:font-size-complex="12pt"/>
    </style:style>
    <style:style style:name="P38" style:family="paragraph" style:parent-style-name="Standard">
      <style:paragraph-properties fo:line-height="200%" fo:text-align="justify" style:justify-single-word="false"/>
      <style:text-properties fo:font-size="12pt" officeooo:paragraph-rsid="00ce4a14" style:font-size-asian="12pt" style:font-name-complex="Times New Roman1" style:font-size-complex="12pt"/>
    </style:style>
    <style:style style:name="P39" style:family="paragraph" style:parent-style-name="Standard">
      <style:paragraph-properties fo:line-height="200%" fo:text-align="justify" style:justify-single-word="false"/>
      <style:text-properties fo:font-size="12pt" officeooo:rsid="0014da48" style:font-size-asian="12pt" style:font-name-complex="Times New Roman1" style:font-size-complex="12pt"/>
    </style:style>
    <style:style style:name="P40" style:family="paragraph" style:parent-style-name="Standard">
      <style:paragraph-properties fo:line-height="200%" fo:text-align="justify" style:justify-single-word="false"/>
      <style:text-properties fo:font-size="12pt" officeooo:rsid="001a0155" officeooo:paragraph-rsid="001a0155" style:font-size-asian="12pt" style:font-name-complex="Times New Roman1" style:font-size-complex="12pt"/>
    </style:style>
    <style:style style:name="P41" style:family="paragraph" style:parent-style-name="Standard">
      <style:paragraph-properties fo:line-height="200%" fo:text-align="justify" style:justify-single-word="false"/>
      <style:text-properties fo:font-size="12pt" officeooo:rsid="001ff7a7" officeooo:paragraph-rsid="001ff7a7" style:font-size-asian="12pt" style:font-name-complex="Times New Roman1" style:font-size-complex="12pt"/>
    </style:style>
    <style:style style:name="P42" style:family="paragraph" style:parent-style-name="Standard">
      <style:paragraph-properties fo:line-height="200%" fo:text-align="justify" style:justify-single-word="false"/>
      <style:text-properties fo:font-size="12pt" officeooo:rsid="003fd5f1" officeooo:paragraph-rsid="001ff7a7" style:font-size-asian="12pt" style:font-name-complex="Times New Roman1" style:font-size-complex="12pt"/>
    </style:style>
    <style:style style:name="P43" style:family="paragraph" style:parent-style-name="Standard">
      <style:paragraph-properties fo:text-align="center" style:justify-single-word="false"/>
      <style:text-properties fo:font-size="12pt" officeooo:paragraph-rsid="008d6a93" style:font-size-asian="12pt" style:font-name-complex="Times New Roman1" style:font-size-complex="12pt"/>
    </style:style>
    <style:style style:name="P44" style:family="paragraph" style:parent-style-name="Standard">
      <style:paragraph-properties fo:text-align="center" style:justify-single-word="false"/>
      <style:text-properties fo:font-size="12pt" officeooo:paragraph-rsid="00901382" style:font-size-asian="12pt" style:font-name-complex="Times New Roman1" style:font-size-complex="12pt"/>
    </style:style>
    <style:style style:name="P45" style:family="paragraph" style:parent-style-name="Standard">
      <style:paragraph-properties fo:text-align="center" style:justify-single-word="false"/>
      <style:text-properties fo:font-size="12pt" officeooo:paragraph-rsid="0090a5d1" style:font-size-asian="12pt" style:font-name-complex="Times New Roman1" style:font-size-complex="12pt"/>
    </style:style>
    <style:style style:name="P46" style:family="paragraph" style:parent-style-name="Standard">
      <style:paragraph-properties fo:text-align="center" style:justify-single-word="false"/>
      <style:text-properties fo:font-size="12pt" officeooo:paragraph-rsid="0092b76e" style:font-size-asian="12pt" style:font-name-complex="Times New Roman1" style:font-size-complex="12pt"/>
    </style:style>
    <style:style style:name="P47" style:family="paragraph" style:parent-style-name="Standard">
      <style:paragraph-properties fo:text-align="center" style:justify-single-word="false"/>
      <style:text-properties fo:font-size="12pt" officeooo:paragraph-rsid="00948d40" style:font-size-asian="12pt" style:font-name-complex="Times New Roman1" style:font-size-complex="12pt"/>
    </style:style>
    <style:style style:name="P48" style:family="paragraph" style:parent-style-name="Standard">
      <style:paragraph-properties fo:line-height="200%" fo:text-align="center" style:justify-single-word="false"/>
      <style:text-properties fo:font-size="12pt" fo:font-weight="bold" style:font-size-asian="12pt" style:font-weight-asian="bold" style:font-size-complex="12pt"/>
    </style:style>
    <style:style style:name="P49" style:family="paragraph" style:parent-style-name="Standard">
      <style:paragraph-properties fo:text-align="center" style:justify-single-word="false"/>
      <style:text-properties fo:font-size="12pt" fo:font-weight="bold" style:font-size-asian="12pt" style:font-weight-asian="bold" style:font-name-complex="Times New Roman1" style:font-size-complex="12pt"/>
    </style:style>
    <style:style style:name="P50" style:family="paragraph" style:parent-style-name="Standard">
      <style:paragraph-properties fo:text-align="center" style:justify-single-word="false"/>
      <style:text-properties fo:font-size="12pt" fo:font-weight="bold" officeooo:paragraph-rsid="008d6a93" style:font-size-asian="12pt" style:font-weight-asian="bold" style:font-name-complex="Times New Roman1" style:font-size-complex="12pt"/>
    </style:style>
    <style:style style:name="P51" style:family="paragraph" style:parent-style-name="Standard">
      <style:paragraph-properties fo:text-align="center" style:justify-single-word="false"/>
      <style:text-properties fo:font-size="12pt" fo:font-weight="bold" officeooo:paragraph-rsid="008f0c85" style:font-size-asian="12pt" style:font-weight-asian="bold" style:font-name-complex="Times New Roman1" style:font-size-complex="12pt"/>
    </style:style>
    <style:style style:name="P52" style:family="paragraph" style:parent-style-name="Standard">
      <style:paragraph-properties fo:text-align="center" style:justify-single-word="false"/>
      <style:text-properties fo:font-size="12pt" fo:font-weight="bold" officeooo:paragraph-rsid="00901382" style:font-size-asian="12pt" style:font-weight-asian="bold" style:font-name-complex="Times New Roman1" style:font-size-complex="12pt"/>
    </style:style>
    <style:style style:name="P53" style:family="paragraph" style:parent-style-name="Standard">
      <style:paragraph-properties fo:text-align="center" style:justify-single-word="false"/>
      <style:text-properties fo:font-size="12pt" fo:font-weight="bold" officeooo:paragraph-rsid="00910f2c" style:font-size-asian="12pt" style:font-weight-asian="bold" style:font-name-complex="Times New Roman1" style:font-size-complex="12pt"/>
    </style:style>
    <style:style style:name="P54" style:family="paragraph" style:parent-style-name="Standard">
      <style:paragraph-properties fo:text-align="center" style:justify-single-word="false"/>
      <style:text-properties fo:font-size="12pt" fo:font-weight="bold" officeooo:paragraph-rsid="0092b76e" style:font-size-asian="12pt" style:font-weight-asian="bold" style:font-name-complex="Times New Roman1" style:font-size-complex="12pt"/>
    </style:style>
    <style:style style:name="P55" style:family="paragraph" style:parent-style-name="Standard">
      <style:paragraph-properties fo:text-align="center" style:justify-single-word="false"/>
      <style:text-properties fo:font-size="12pt" fo:font-weight="bold" officeooo:paragraph-rsid="00954222" style:font-size-asian="12pt" style:font-weight-asian="bold" style:font-name-complex="Times New Roman1" style:font-size-complex="12pt"/>
    </style:style>
    <style:style style:name="P56" style:family="paragraph" style:parent-style-name="Standard">
      <style:text-properties fo:font-size="12pt" fo:font-weight="bold" officeooo:paragraph-rsid="008d6a93" style:font-size-asian="12pt" style:font-weight-asian="bold" style:font-name-complex="Times New Roman1" style:font-size-complex="12pt"/>
    </style:style>
    <style:style style:name="P57" style:family="paragraph" style:parent-style-name="Standard">
      <style:paragraph-properties fo:line-height="200%" fo:text-align="center" style:justify-single-word="false"/>
      <style:text-properties style:font-name="Arial1" fo:font-size="18pt" fo:font-style="italic" fo:font-weight="bold" style:font-size-asian="18pt" style:font-style-asian="italic" style:font-weight-asian="bold" style:font-name-complex="Arial2" style:font-size-complex="18pt"/>
    </style:style>
    <style:style style:name="P58" style:family="paragraph" style:parent-style-name="Standard">
      <style:paragraph-properties fo:line-height="200%" fo:text-align="justify" style:justify-single-word="false"/>
      <style:text-properties style:font-name="Arial1" fo:font-size="14pt" style:font-size-asian="14pt" style:font-name-complex="Arial2" style:font-size-complex="14pt"/>
    </style:style>
    <style:style style:name="P59" style:family="paragraph" style:parent-style-name="Standard">
      <style:paragraph-properties fo:line-height="200%" fo:text-align="justify" style:justify-single-word="false"/>
      <style:text-properties style:font-name="Arial1" fo:font-size="12pt" officeooo:paragraph-rsid="00528e64" style:font-size-asian="12pt" style:font-name-complex="Arial2" style:font-size-complex="12pt"/>
    </style:style>
    <style:style style:name="P60" style:family="paragraph" style:parent-style-name="Standard">
      <style:paragraph-properties fo:line-height="200%" fo:text-align="justify" style:justify-single-word="false"/>
      <style:text-properties style:font-name="Arial1" fo:font-size="12pt" officeooo:paragraph-rsid="00647f30" style:font-size-asian="12pt" style:font-name-complex="Arial2" style:font-size-complex="12pt"/>
    </style:style>
    <style:style style:name="P61" style:family="paragraph" style:parent-style-name="Standard">
      <style:paragraph-properties fo:line-height="100%" fo:text-align="justify" style:justify-single-word="false"/>
      <style:text-properties style:font-name="Arial1" fo:font-size="12pt" fo:font-style="italic" style:font-size-asian="12pt" style:font-style-asian="italic" style:font-name-complex="Arial2" style:font-size-complex="12pt"/>
    </style:style>
    <style:style style:name="P62" style:family="paragraph" style:parent-style-name="Standard">
      <style:paragraph-properties fo:line-height="100%" fo:text-align="justify" style:justify-single-word="false"/>
      <style:text-properties style:font-name="Arial1" fo:font-size="12pt" fo:font-style="italic" officeooo:paragraph-rsid="008d6a93" style:font-size-asian="12pt" style:font-style-asian="italic" style:font-name-complex="Arial2" style:font-size-complex="12pt"/>
    </style:style>
    <style:style style:name="P63" style:family="paragraph" style:parent-style-name="Standard">
      <style:paragraph-properties fo:line-height="100%" fo:text-align="justify" style:justify-single-word="false"/>
      <style:text-properties style:font-name="Arial1" fo:font-size="12pt" fo:font-style="italic" officeooo:paragraph-rsid="0098dc01" style:font-size-asian="12pt" style:font-style-asian="italic" style:font-name-complex="Arial2" style:font-size-complex="12pt"/>
    </style:style>
    <style:style style:name="P64" style:family="paragraph" style:parent-style-name="Standard">
      <style:paragraph-properties fo:line-height="200%" fo:text-align="justify" style:justify-single-word="false"/>
      <style:text-properties style:font-name="Arial1" fo:font-size="16pt" style:font-size-asian="16pt" style:font-name-complex="Arial2" style:font-size-complex="16pt"/>
    </style:style>
    <style:style style:name="P65" style:family="paragraph" style:parent-style-name="Standard">
      <style:paragraph-properties style:line-height-at-least="0.423cm"/>
      <style:text-properties style:font-name="Times New Roman" fo:font-size="12pt" fo:font-weight="bold" officeooo:rsid="005d98f4" officeooo:paragraph-rsid="005d98f4" style:font-size-asian="12pt" style:font-weight-asian="bold"/>
    </style:style>
    <style:style style:name="P66" style:family="paragraph" style:parent-style-name="Standard">
      <style:paragraph-properties style:line-height-at-least="0.423cm"/>
      <style:text-properties style:font-name="Times New Roman" fo:font-size="12pt" fo:font-weight="bold" officeooo:paragraph-rsid="008d486a" style:font-size-asian="12pt" style:font-weight-asian="bold"/>
    </style:style>
    <style:style style:name="P67" style:family="paragraph" style:parent-style-name="Standard">
      <style:paragraph-properties style:line-height-at-least="0.423cm"/>
      <style:text-properties style:font-name="Times New Roman" fo:font-size="12pt" fo:font-weight="bold" officeooo:paragraph-rsid="008d6a93" style:font-size-asian="12pt" style:font-weight-asian="bold"/>
    </style:style>
    <style:style style:name="P68" style:family="paragraph" style:parent-style-name="Standard">
      <style:paragraph-properties fo:line-height="200%" fo:text-align="justify" style:justify-single-word="false"/>
      <style:text-properties style:font-name="Times New Roman" fo:font-size="12pt" officeooo:rsid="008a79ac" style:font-size-asian="12pt"/>
    </style:style>
    <style:style style:name="P69" style:family="paragraph" style:parent-style-name="Standard">
      <style:paragraph-properties fo:line-height="200%" fo:text-align="justify" style:justify-single-word="false"/>
    </style:style>
    <style:style style:name="P70" style:family="paragraph" style:parent-style-name="Standard">
      <style:paragraph-properties fo:line-height="200%" fo:text-align="justify" style:justify-single-word="false"/>
      <style:text-properties officeooo:paragraph-rsid="00f480e2"/>
    </style:style>
    <style:style style:name="P71" style:family="paragraph" style:parent-style-name="Standard">
      <style:paragraph-properties fo:line-height="200%" fo:text-align="justify" style:justify-single-word="false"/>
      <style:text-properties officeooo:paragraph-rsid="00f7e611"/>
    </style:style>
    <style:style style:name="P72" style:family="paragraph" style:parent-style-name="Standard">
      <style:paragraph-properties fo:line-height="200%" fo:text-align="justify" style:justify-single-word="false"/>
      <style:text-properties officeooo:paragraph-rsid="0100c15a"/>
    </style:style>
    <style:style style:name="P73" style:family="paragraph" style:parent-style-name="Standard">
      <style:paragraph-properties fo:line-height="200%"/>
      <style:text-properties officeooo:paragraph-rsid="00f2798a"/>
    </style:style>
    <style:style style:name="P74" style:family="paragraph" style:parent-style-name="Standard">
      <style:paragraph-properties fo:line-height="200%"/>
      <style:text-properties officeooo:paragraph-rsid="0100c15a"/>
    </style:style>
    <style:style style:name="P75" style:family="paragraph" style:parent-style-name="Standard">
      <style:paragraph-properties fo:line-height="150%" fo:text-align="center" style:justify-single-word="false"/>
      <style:text-properties officeooo:paragraph-rsid="000a7938"/>
    </style:style>
    <style:style style:name="P76" style:family="paragraph" style:parent-style-name="Standard">
      <style:paragraph-properties fo:text-align="justify" style:justify-single-word="false"/>
      <style:text-properties officeooo:paragraph-rsid="00c3d5fc"/>
    </style:style>
    <style:style style:name="P77" style:family="paragraph" style:parent-style-name="Standard">
      <style:paragraph-properties fo:text-align="justify" style:justify-single-word="false"/>
      <style:text-properties officeooo:paragraph-rsid="00d8a47a"/>
    </style:style>
    <style:style style:name="P78" style:family="paragraph" style:parent-style-name="Standard" style:master-page-name="Converted3">
      <style:paragraph-properties fo:line-height="200%" fo:text-align="justify" style:justify-single-word="false" style:page-number="auto"/>
      <style:text-properties style:font-name="Arial1" fo:font-size="16pt" style:font-size-asian="16pt" style:font-name-complex="Arial2" style:font-size-complex="16pt"/>
    </style:style>
    <style:style style:name="P79" style:family="paragraph" style:parent-style-name="Standard">
      <style:paragraph-properties fo:margin-left="0cm" fo:margin-right="0cm" fo:line-height="200%" fo:text-align="justify" style:justify-single-word="false" fo:text-indent="1.27cm" style:auto-text-indent="false"/>
      <style:text-properties fo:font-size="12pt" style:font-size-asian="12pt" style:font-size-complex="12pt"/>
    </style:style>
    <style:style style:name="P80" style:family="paragraph" style:parent-style-name="Standard">
      <style:paragraph-properties fo:margin-left="0cm" fo:margin-right="0cm" fo:line-height="200%" fo:text-align="justify" style:justify-single-word="false" fo:text-indent="1.27cm" style:auto-text-indent="false"/>
      <style:text-properties fo:font-size="12pt" officeooo:paragraph-rsid="00d262d5" style:font-size-asian="12pt" style:font-size-complex="12pt"/>
    </style:style>
    <style:style style:name="P81" style:family="paragraph" style:parent-style-name="Standard">
      <style:paragraph-properties fo:margin-left="0cm" fo:margin-right="0cm" fo:line-height="200%" fo:text-align="justify" style:justify-single-word="false" fo:text-indent="1.27cm" style:auto-text-indent="false"/>
      <style:text-properties fo:font-size="12pt" officeooo:rsid="0014da48" officeooo:paragraph-rsid="0014da48" style:font-size-asian="12pt" style:font-name-complex="Times New Roman1" style:font-size-complex="12pt"/>
    </style:style>
    <style:style style:name="P82" style:family="paragraph" style:parent-style-name="Standard">
      <style:paragraph-properties fo:margin-left="0cm" fo:margin-right="0cm" fo:line-height="200%" fo:text-align="justify" style:justify-single-word="false" fo:text-indent="1.27cm" style:auto-text-indent="false"/>
      <style:text-properties fo:font-size="12pt" officeooo:rsid="005a2174" style:font-size-asian="12pt" style:font-name-complex="Times New Roman1" style:font-size-complex="12pt"/>
    </style:style>
    <style:style style:name="P83" style:family="paragraph" style:parent-style-name="Standard">
      <style:paragraph-properties fo:margin-left="0cm" fo:margin-right="0cm" fo:line-height="200%" fo:text-align="justify" style:justify-single-word="false" fo:text-indent="1.27cm" style:auto-text-indent="false"/>
      <style:text-properties fo:font-size="12pt" style:font-size-asian="12pt" style:font-name-complex="Times New Roman1" style:font-size-complex="12pt"/>
    </style:style>
    <style:style style:name="P84" style:family="paragraph" style:parent-style-name="Standard" style:master-page-name="Converted4">
      <style:paragraph-properties fo:line-height="200%" fo:text-align="justify" style:justify-single-word="false" style:page-number="auto"/>
      <style:text-properties style:font-name="Arial1" fo:font-size="16pt" style:font-size-asian="16pt" style:font-name-complex="Arial2" style:font-size-complex="16pt"/>
    </style:style>
    <style:style style:name="P85" style:family="paragraph" style:parent-style-name="Standard" style:master-page-name="Converted5">
      <style:paragraph-properties fo:line-height="200%" fo:text-align="justify" style:justify-single-word="false" style:page-number="auto" fo:break-before="page"/>
      <style:text-properties style:font-name="Arial1" fo:font-size="16pt" style:font-size-asian="16pt" style:font-name-complex="Arial2" style:font-size-complex="16pt"/>
    </style:style>
    <style:style style:name="P86" style:family="paragraph" style:parent-style-name="Standard">
      <style:paragraph-properties fo:line-height="200%" fo:text-align="justify" style:justify-single-word="false" fo:break-before="page"/>
      <style:text-properties style:font-name="Arial1" fo:font-size="16pt" style:font-size-asian="16pt" style:font-name-complex="Arial2" style:font-size-complex="16pt"/>
    </style:style>
    <style:style style:name="P87" style:family="paragraph" style:parent-style-name="Standard">
      <style:paragraph-properties fo:line-height="100%" fo:text-align="justify" style:justify-single-word="false" fo:break-before="page"/>
      <style:text-properties style:font-name="Arial1" fo:font-size="12pt" fo:font-style="italic" officeooo:paragraph-rsid="0098bd97" style:font-size-asian="12pt" style:font-style-asian="italic" style:font-name-complex="Arial2" style:font-size-complex="12pt"/>
    </style:style>
    <style:style style:name="P88" style:family="paragraph" style:parent-style-name="Standard">
      <style:paragraph-properties fo:line-height="100%" fo:text-align="justify" style:justify-single-word="false" fo:break-before="page"/>
      <style:text-properties style:font-name="Arial1" fo:font-size="12pt" fo:font-style="italic" officeooo:paragraph-rsid="009a3808" style:font-size-asian="12pt" style:font-style-asian="italic" style:font-name-complex="Arial2" style:font-size-complex="12pt"/>
    </style:style>
    <style:style style:name="P89" style:family="paragraph" style:parent-style-name="Standard">
      <style:paragraph-properties fo:line-height="200%" fo:text-align="justify" style:justify-single-word="false" fo:break-before="page"/>
      <style:text-properties fo:font-size="12pt" officeooo:rsid="001a0155" officeooo:paragraph-rsid="001a0155" style:font-size-asian="12pt" style:font-name-complex="Times New Roman1" style:font-size-complex="12pt"/>
    </style:style>
    <style:style style:name="P90" style:family="paragraph" style:parent-style-name="Standard">
      <style:paragraph-properties fo:line-height="200%" fo:text-align="justify" style:justify-single-word="false" fo:break-before="page"/>
      <style:text-properties fo:font-size="12pt" officeooo:rsid="001ff7a7" officeooo:paragraph-rsid="001ff7a7" style:font-size-asian="12pt" style:font-name-complex="Times New Roman1" style:font-size-complex="12pt"/>
    </style:style>
    <style:style style:name="P91" style:family="paragraph" style:parent-style-name="Standard">
      <style:paragraph-properties fo:line-height="100%" fo:break-before="page"/>
    </style:style>
    <style:style style:name="P92" style:family="paragraph" style:parent-style-name="Standard" style:master-page-name="Standard">
      <style:paragraph-properties fo:text-align="justify" style:justify-single-word="false" style:page-number="1"/>
      <style:text-properties officeooo:paragraph-rsid="00d8a47a"/>
    </style:style>
    <style:style style:name="P93" style:family="paragraph" style:parent-style-name="List_20_Paragraph" style:list-style-name="WWNum4">
      <style:paragraph-properties fo:line-height="200%" fo:text-align="justify" style:justify-single-word="false"/>
      <style:text-properties officeooo:paragraph-rsid="001600ab"/>
    </style:style>
    <style:style style:name="P94" style:family="paragraph" style:parent-style-name="List_20_Paragraph" style:list-style-name="WWNum4">
      <style:paragraph-properties fo:line-height="200%" fo:text-align="justify" style:justify-single-word="false"/>
      <style:text-properties officeooo:paragraph-rsid="002e063f"/>
    </style:style>
    <style:style style:name="P95" style:family="paragraph" style:parent-style-name="List_20_Paragraph" style:list-style-name="WWNum3">
      <style:paragraph-properties fo:line-height="200%" fo:text-align="justify" style:justify-single-word="false"/>
      <style:text-properties fo:font-size="12pt" officeooo:rsid="0014da48" officeooo:paragraph-rsid="0014da48" style:font-size-asian="12pt" style:font-name-complex="Times New Roman1" style:font-size-complex="12pt"/>
    </style:style>
    <style:style style:name="P96" style:family="paragraph" style:parent-style-name="List_20_Paragraph" style:list-style-name="WWNum4">
      <style:paragraph-properties fo:line-height="200%" fo:text-align="justify" style:justify-single-word="false"/>
      <style:text-properties fo:font-size="12pt" officeooo:rsid="001600ab" officeooo:paragraph-rsid="001600ab" style:font-size-asian="12pt" style:font-name-complex="Times New Roman1" style:font-size-complex="12pt"/>
    </style:style>
    <style:style style:name="P97" style:family="paragraph" style:parent-style-name="Footer">
      <style:paragraph-properties fo:text-align="center" style:justify-single-word="false"/>
      <style:text-properties officeooo:paragraph-rsid="00e9ad22"/>
    </style:style>
    <style:style style:name="T1" style:family="text">
      <style:text-properties fo:font-size="12pt" style:font-size-asian="12pt" style:font-size-complex="12pt"/>
    </style:style>
    <style:style style:name="T2" style:family="text">
      <style:text-properties fo:font-size="12pt" officeooo:rsid="000a7938" style:font-size-asian="12pt" style:font-size-complex="12pt"/>
    </style:style>
    <style:style style:name="T3" style:family="text">
      <style:text-properties fo:font-size="12pt" officeooo:rsid="000af9ea" style:font-size-asian="12pt" style:font-size-complex="12pt"/>
    </style:style>
    <style:style style:name="T4" style:family="text">
      <style:text-properties fo:font-size="12pt" officeooo:rsid="00ab1258" style:font-size-asian="12pt" style:font-size-complex="12pt"/>
    </style:style>
    <style:style style:name="T5" style:family="text">
      <style:text-properties fo:font-size="12pt" officeooo:rsid="00acb8af" style:font-size-asian="12pt" style:font-size-complex="12pt"/>
    </style:style>
    <style:style style:name="T6" style:family="text">
      <style:text-properties fo:font-size="12pt" officeooo:rsid="00d41e81" style:font-size-asian="12pt" style:font-size-complex="12pt"/>
    </style:style>
    <style:style style:name="T7" style:family="text">
      <style:text-properties fo:font-size="12pt" officeooo:rsid="00d56041" style:font-size-asian="12pt" style:font-size-complex="12pt"/>
    </style:style>
    <style:style style:name="T8" style:family="text">
      <style:text-properties fo:font-size="12pt" officeooo:rsid="00d56136" style:font-size-asian="12pt" style:font-size-complex="12pt"/>
    </style:style>
    <style:style style:name="T9" style:family="text">
      <style:text-properties fo:font-size="12pt" officeooo:rsid="00e6543c" style:font-size-asian="12pt" style:font-size-complex="12pt"/>
    </style:style>
    <style:style style:name="T10" style:family="text">
      <style:text-properties fo:font-size="12pt" officeooo:rsid="00e7afaf" style:font-size-asian="12pt" style:font-size-complex="12pt"/>
    </style:style>
    <style:style style:name="T11" style:family="text">
      <style:text-properties fo:font-size="12pt" officeooo:rsid="00e9ad22" style:font-size-asian="12pt" style:font-size-complex="12pt"/>
    </style:style>
    <style:style style:name="T12" style:family="text">
      <style:text-properties fo:font-size="12pt" style:font-size-asian="12pt" style:font-name-complex="Times New Roman1" style:font-size-complex="12pt"/>
    </style:style>
    <style:style style:name="T13" style:family="text">
      <style:text-properties fo:font-size="12pt" officeooo:rsid="000bad39" style:font-size-asian="12pt" style:font-name-complex="Times New Roman1" style:font-size-complex="12pt"/>
    </style:style>
    <style:style style:name="T14" style:family="text">
      <style:text-properties fo:font-size="12pt" officeooo:rsid="000c908b" style:font-size-asian="12pt" style:font-name-complex="Times New Roman1" style:font-size-complex="12pt"/>
    </style:style>
    <style:style style:name="T15" style:family="text">
      <style:text-properties fo:font-size="12pt" officeooo:rsid="000cdcef" style:font-size-asian="12pt" style:font-name-complex="Times New Roman1" style:font-size-complex="12pt"/>
    </style:style>
    <style:style style:name="T16" style:family="text">
      <style:text-properties fo:font-size="12pt" officeooo:rsid="001099ed" style:font-size-asian="12pt" style:font-name-complex="Times New Roman1" style:font-size-complex="12pt"/>
    </style:style>
    <style:style style:name="T17" style:family="text">
      <style:text-properties fo:font-size="12pt" officeooo:rsid="0011f7ef" style:font-size-asian="12pt" style:font-name-complex="Times New Roman1" style:font-size-complex="12pt"/>
    </style:style>
    <style:style style:name="T18" style:family="text">
      <style:text-properties fo:font-size="12pt" officeooo:rsid="00139d44" style:font-size-asian="12pt" style:font-name-complex="Times New Roman1" style:font-size-complex="12pt"/>
    </style:style>
    <style:style style:name="T19" style:family="text">
      <style:text-properties fo:font-size="12pt" officeooo:rsid="0014da48" style:font-size-asian="12pt" style:font-name-complex="Times New Roman1" style:font-size-complex="12pt"/>
    </style:style>
    <style:style style:name="T20" style:family="text">
      <style:text-properties fo:font-size="12pt" officeooo:rsid="001600ab" style:font-size-asian="12pt" style:font-name-complex="Times New Roman1" style:font-size-complex="12pt"/>
    </style:style>
    <style:style style:name="T21" style:family="text">
      <style:text-properties fo:font-size="12pt" officeooo:rsid="00177d2d" style:font-size-asian="12pt" style:font-name-complex="Times New Roman1" style:font-size-complex="12pt"/>
    </style:style>
    <style:style style:name="T22" style:family="text">
      <style:text-properties fo:font-size="12pt" officeooo:rsid="00182b34" style:font-size-asian="12pt" style:font-name-complex="Times New Roman1" style:font-size-complex="12pt"/>
    </style:style>
    <style:style style:name="T23" style:family="text">
      <style:text-properties fo:font-size="12pt" officeooo:rsid="0018c7ea" style:font-size-asian="12pt" style:font-name-complex="Times New Roman1" style:font-size-complex="12pt"/>
    </style:style>
    <style:style style:name="T24" style:family="text">
      <style:text-properties fo:font-size="12pt" officeooo:rsid="001a0155" style:font-size-asian="12pt" style:font-name-complex="Times New Roman1" style:font-size-complex="12pt"/>
    </style:style>
    <style:style style:name="T25" style:family="text">
      <style:text-properties fo:font-size="12pt" officeooo:rsid="001b6bac" style:font-size-asian="12pt" style:font-name-complex="Times New Roman1" style:font-size-complex="12pt"/>
    </style:style>
    <style:style style:name="T26" style:family="text">
      <style:text-properties fo:font-size="12pt" officeooo:rsid="001ca164" style:font-size-asian="12pt" style:font-name-complex="Times New Roman1" style:font-size-complex="12pt"/>
    </style:style>
    <style:style style:name="T27" style:family="text">
      <style:text-properties fo:font-size="12pt" officeooo:rsid="001d9df6" style:font-size-asian="12pt" style:font-name-complex="Times New Roman1" style:font-size-complex="12pt"/>
    </style:style>
    <style:style style:name="T28" style:family="text">
      <style:text-properties fo:font-size="12pt" officeooo:rsid="001ee6f3" style:font-size-asian="12pt" style:font-name-complex="Times New Roman1" style:font-size-complex="12pt"/>
    </style:style>
    <style:style style:name="T29" style:family="text">
      <style:text-properties fo:font-size="12pt" officeooo:rsid="001ff7a7" style:font-size-asian="12pt" style:font-name-complex="Times New Roman1" style:font-size-complex="12pt"/>
    </style:style>
    <style:style style:name="T30" style:family="text">
      <style:text-properties fo:font-size="12pt" officeooo:rsid="002418c8" style:font-size-asian="12pt" style:font-name-complex="Times New Roman1" style:font-size-complex="12pt"/>
    </style:style>
    <style:style style:name="T31" style:family="text">
      <style:text-properties fo:font-size="12pt" officeooo:rsid="00259df6" style:font-size-asian="12pt" style:font-name-complex="Times New Roman1" style:font-size-complex="12pt"/>
    </style:style>
    <style:style style:name="T32" style:family="text">
      <style:text-properties fo:font-size="12pt" officeooo:rsid="00276d80" style:font-size-asian="12pt" style:font-name-complex="Times New Roman1" style:font-size-complex="12pt"/>
    </style:style>
    <style:style style:name="T33" style:family="text">
      <style:text-properties fo:font-size="12pt" officeooo:rsid="00282218" style:font-size-asian="12pt" style:font-name-complex="Times New Roman1" style:font-size-complex="12pt"/>
    </style:style>
    <style:style style:name="T34" style:family="text">
      <style:text-properties fo:font-size="12pt" officeooo:rsid="002b83ab" style:font-size-asian="12pt" style:font-name-complex="Times New Roman1" style:font-size-complex="12pt"/>
    </style:style>
    <style:style style:name="T35" style:family="text">
      <style:text-properties fo:font-size="12pt" officeooo:rsid="002d0d00" style:font-size-asian="12pt" style:font-name-complex="Times New Roman1" style:font-size-complex="12pt"/>
    </style:style>
    <style:style style:name="T36" style:family="text">
      <style:text-properties fo:font-size="12pt" officeooo:rsid="002e063f" style:font-size-asian="12pt" style:font-name-complex="Times New Roman1" style:font-size-complex="12pt"/>
    </style:style>
    <style:style style:name="T37" style:family="text">
      <style:text-properties fo:font-size="12pt" officeooo:rsid="002e5839" style:font-size-asian="12pt" style:font-name-complex="Times New Roman1" style:font-size-complex="12pt"/>
    </style:style>
    <style:style style:name="T38" style:family="text">
      <style:text-properties fo:font-size="12pt" officeooo:rsid="00304b44" style:font-size-asian="12pt" style:font-name-complex="Times New Roman1" style:font-size-complex="12pt"/>
    </style:style>
    <style:style style:name="T39" style:family="text">
      <style:text-properties fo:font-size="12pt" officeooo:rsid="003066ae" style:font-size-asian="12pt" style:font-name-complex="Times New Roman1" style:font-size-complex="12pt"/>
    </style:style>
    <style:style style:name="T40" style:family="text">
      <style:text-properties fo:font-size="12pt" officeooo:rsid="0032c46b" style:font-size-asian="12pt" style:font-name-complex="Times New Roman1" style:font-size-complex="12pt"/>
    </style:style>
    <style:style style:name="T41" style:family="text">
      <style:text-properties fo:font-size="12pt" officeooo:rsid="0033c413" style:font-size-asian="12pt" style:font-name-complex="Times New Roman1" style:font-size-complex="12pt"/>
    </style:style>
    <style:style style:name="T42" style:family="text">
      <style:text-properties fo:font-size="12pt" officeooo:rsid="00367cce" style:font-size-asian="12pt" style:font-name-complex="Times New Roman1" style:font-size-complex="12pt"/>
    </style:style>
    <style:style style:name="T43" style:family="text">
      <style:text-properties fo:font-size="12pt" officeooo:rsid="00390d24" style:font-size-asian="12pt" style:font-name-complex="Times New Roman1" style:font-size-complex="12pt"/>
    </style:style>
    <style:style style:name="T44" style:family="text">
      <style:text-properties fo:font-size="12pt" officeooo:rsid="00391357" style:font-size-asian="12pt" style:font-name-complex="Times New Roman1" style:font-size-complex="12pt"/>
    </style:style>
    <style:style style:name="T45" style:family="text">
      <style:text-properties fo:font-size="12pt" officeooo:rsid="003a70b8" style:font-size-asian="12pt" style:font-name-complex="Times New Roman1" style:font-size-complex="12pt"/>
    </style:style>
    <style:style style:name="T46" style:family="text">
      <style:text-properties fo:font-size="12pt" officeooo:rsid="003c3985" style:font-size-asian="12pt" style:font-name-complex="Times New Roman1" style:font-size-complex="12pt"/>
    </style:style>
    <style:style style:name="T47" style:family="text">
      <style:text-properties fo:font-size="12pt" officeooo:rsid="003c6bf6" style:font-size-asian="12pt" style:font-name-complex="Times New Roman1" style:font-size-complex="12pt"/>
    </style:style>
    <style:style style:name="T48" style:family="text">
      <style:text-properties fo:font-size="12pt" officeooo:rsid="003d890c" style:font-size-asian="12pt" style:font-name-complex="Times New Roman1" style:font-size-complex="12pt"/>
    </style:style>
    <style:style style:name="T49" style:family="text">
      <style:text-properties fo:font-size="12pt" officeooo:rsid="003dc226" style:font-size-asian="12pt" style:font-name-complex="Times New Roman1" style:font-size-complex="12pt"/>
    </style:style>
    <style:style style:name="T50" style:family="text">
      <style:text-properties fo:font-size="12pt" officeooo:rsid="003f7f96" style:font-size-asian="12pt" style:font-name-complex="Times New Roman1" style:font-size-complex="12pt"/>
    </style:style>
    <style:style style:name="T51" style:family="text">
      <style:text-properties fo:font-size="12pt" officeooo:rsid="003fd5f1" style:font-size-asian="12pt" style:font-name-complex="Times New Roman1" style:font-size-complex="12pt"/>
    </style:style>
    <style:style style:name="T52" style:family="text">
      <style:text-properties fo:font-size="12pt" officeooo:rsid="004113df" style:font-size-asian="12pt" style:font-name-complex="Times New Roman1" style:font-size-complex="12pt"/>
    </style:style>
    <style:style style:name="T53" style:family="text">
      <style:text-properties fo:font-size="12pt" officeooo:rsid="0045fda2" style:font-size-asian="12pt" style:font-name-complex="Times New Roman1" style:font-size-complex="12pt"/>
    </style:style>
    <style:style style:name="T54" style:family="text">
      <style:text-properties fo:font-size="12pt" officeooo:rsid="004797ad" style:font-size-asian="12pt" style:font-name-complex="Times New Roman1" style:font-size-complex="12pt"/>
    </style:style>
    <style:style style:name="T55" style:family="text">
      <style:text-properties fo:font-size="12pt" officeooo:rsid="0047f957" style:font-size-asian="12pt" style:font-name-complex="Times New Roman1" style:font-size-complex="12pt"/>
    </style:style>
    <style:style style:name="T56" style:family="text">
      <style:text-properties fo:font-size="12pt" officeooo:rsid="0048cf02" style:font-size-asian="12pt" style:font-name-complex="Times New Roman1" style:font-size-complex="12pt"/>
    </style:style>
    <style:style style:name="T57" style:family="text">
      <style:text-properties fo:font-size="12pt" officeooo:rsid="004fd89f" style:font-size-asian="12pt" style:font-name-complex="Times New Roman1" style:font-size-complex="12pt"/>
    </style:style>
    <style:style style:name="T58" style:family="text">
      <style:text-properties fo:font-size="12pt" officeooo:rsid="005085d5" style:font-size-asian="12pt" style:font-name-complex="Times New Roman1" style:font-size-complex="12pt"/>
    </style:style>
    <style:style style:name="T59" style:family="text">
      <style:text-properties fo:font-size="12pt" officeooo:rsid="0050ea06" style:font-size-asian="12pt" style:font-name-complex="Times New Roman1" style:font-size-complex="12pt"/>
    </style:style>
    <style:style style:name="T60" style:family="text">
      <style:text-properties fo:font-size="12pt" officeooo:rsid="005dc9ac" style:font-size-asian="12pt" style:font-name-complex="Times New Roman1" style:font-size-complex="12pt"/>
    </style:style>
    <style:style style:name="T61" style:family="text">
      <style:text-properties fo:font-size="12pt" officeooo:rsid="005f1cb0" style:font-size-asian="12pt" style:font-name-complex="Times New Roman1" style:font-size-complex="12pt"/>
    </style:style>
    <style:style style:name="T62" style:family="text">
      <style:text-properties fo:font-size="12pt" officeooo:rsid="00606612" style:font-size-asian="12pt" style:font-name-complex="Times New Roman1" style:font-size-complex="12pt"/>
    </style:style>
    <style:style style:name="T63" style:family="text">
      <style:text-properties fo:font-size="12pt" officeooo:rsid="0063a28a" style:font-size-asian="12pt" style:font-name-complex="Times New Roman1" style:font-size-complex="12pt"/>
    </style:style>
    <style:style style:name="T64" style:family="text">
      <style:text-properties fo:font-size="12pt" officeooo:rsid="007d2e7a" style:font-size-asian="12pt" style:font-name-complex="Times New Roman1" style:font-size-complex="12pt"/>
    </style:style>
    <style:style style:name="T65" style:family="text">
      <style:text-properties fo:font-size="12pt" officeooo:rsid="007e9c20" style:font-size-asian="12pt" style:font-name-complex="Times New Roman1" style:font-size-complex="12pt"/>
    </style:style>
    <style:style style:name="T66" style:family="text">
      <style:text-properties fo:font-size="12pt" officeooo:rsid="0089ed0e" style:font-size-asian="12pt" style:font-name-complex="Times New Roman1" style:font-size-complex="12pt"/>
    </style:style>
    <style:style style:name="T67" style:family="text">
      <style:text-properties fo:font-size="12pt" officeooo:rsid="00a550b8" style:font-size-asian="12pt" style:font-name-complex="Times New Roman1" style:font-size-complex="12pt"/>
    </style:style>
    <style:style style:name="T68" style:family="text">
      <style:text-properties fo:font-size="12pt" officeooo:rsid="00b24bae" style:font-size-asian="12pt" style:font-name-complex="Times New Roman1" style:font-size-complex="12pt"/>
    </style:style>
    <style:style style:name="T69" style:family="text">
      <style:text-properties fo:font-size="12pt" officeooo:rsid="00b31b85" style:font-size-asian="12pt" style:font-name-complex="Times New Roman1" style:font-size-complex="12pt"/>
    </style:style>
    <style:style style:name="T70" style:family="text">
      <style:text-properties fo:font-size="12pt" officeooo:rsid="00b3439c" style:font-size-asian="12pt" style:font-name-complex="Times New Roman1" style:font-size-complex="12pt"/>
    </style:style>
    <style:style style:name="T71" style:family="text">
      <style:text-properties fo:font-size="12pt" officeooo:rsid="00b4ce1a" style:font-size-asian="12pt" style:font-name-complex="Times New Roman1" style:font-size-complex="12pt"/>
    </style:style>
    <style:style style:name="T72" style:family="text">
      <style:text-properties fo:font-size="12pt" officeooo:rsid="00b50e5a" style:font-size-asian="12pt" style:font-name-complex="Times New Roman1" style:font-size-complex="12pt"/>
    </style:style>
    <style:style style:name="T73" style:family="text">
      <style:text-properties fo:font-size="12pt" officeooo:rsid="00bf5e3a" style:font-size-asian="12pt" style:font-name-complex="Times New Roman1" style:font-size-complex="12pt"/>
    </style:style>
    <style:style style:name="T74" style:family="text">
      <style:text-properties fo:font-size="12pt" officeooo:rsid="00c1f39f" style:font-size-asian="12pt" style:font-name-complex="Times New Roman1" style:font-size-complex="12pt"/>
    </style:style>
    <style:style style:name="T75" style:family="text">
      <style:text-properties fo:font-size="12pt" officeooo:rsid="00c2547e" style:font-size-asian="12pt" style:font-name-complex="Times New Roman1" style:font-size-complex="12pt"/>
    </style:style>
    <style:style style:name="T76" style:family="text">
      <style:text-properties fo:font-size="12pt" officeooo:rsid="00c3d5fc" style:font-size-asian="12pt" style:font-name-complex="Times New Roman1" style:font-size-complex="12pt"/>
    </style:style>
    <style:style style:name="T77" style:family="text">
      <style:text-properties fo:font-size="12pt" officeooo:rsid="00c585d3" style:font-size-asian="12pt" style:font-name-complex="Times New Roman1" style:font-size-complex="12pt"/>
    </style:style>
    <style:style style:name="T78" style:family="text">
      <style:text-properties fo:font-size="12pt" officeooo:rsid="00c83154" style:font-size-asian="12pt" style:font-name-complex="Times New Roman1" style:font-size-complex="12pt"/>
    </style:style>
    <style:style style:name="T79" style:family="text">
      <style:text-properties fo:font-size="12pt" officeooo:rsid="00c91033" style:font-size-asian="12pt" style:font-name-complex="Times New Roman1" style:font-size-complex="12pt"/>
    </style:style>
    <style:style style:name="T80" style:family="text">
      <style:text-properties fo:font-size="12pt" officeooo:rsid="00da69ff" style:font-size-asian="12pt" style:font-name-complex="Times New Roman1" style:font-size-complex="12pt"/>
    </style:style>
    <style:style style:name="T81" style:family="text">
      <style:text-properties fo:font-size="12pt" officeooo:rsid="00dc38fc" style:font-size-asian="12pt" style:font-name-complex="Times New Roman1" style:font-size-complex="12pt"/>
    </style:style>
    <style:style style:name="T82" style:family="text">
      <style:text-properties fo:font-size="12pt" officeooo:rsid="00dd4692" style:font-size-asian="12pt" style:font-name-complex="Times New Roman1" style:font-size-complex="12pt"/>
    </style:style>
    <style:style style:name="T83" style:family="text">
      <style:text-properties fo:font-size="12pt" officeooo:rsid="00dee63f" style:font-size-asian="12pt" style:font-name-complex="Times New Roman1" style:font-size-complex="12pt"/>
    </style:style>
    <style:style style:name="T84" style:family="text">
      <style:text-properties fo:font-size="12pt" officeooo:rsid="00df997d" style:font-size-asian="12pt" style:font-name-complex="Times New Roman1" style:font-size-complex="12pt"/>
    </style:style>
    <style:style style:name="T85" style:family="text">
      <style:text-properties fo:font-size="12pt" officeooo:rsid="00e04312" style:font-size-asian="12pt" style:font-name-complex="Times New Roman1" style:font-size-complex="12pt"/>
    </style:style>
    <style:style style:name="T86" style:family="text">
      <style:text-properties fo:font-size="12pt" officeooo:rsid="00e16a0e" style:font-size-asian="12pt" style:font-name-complex="Times New Roman1" style:font-size-complex="12pt"/>
    </style:style>
    <style:style style:name="T87" style:family="text">
      <style:text-properties fo:font-size="12pt" officeooo:rsid="00e25ef2" style:font-size-asian="12pt" style:font-name-complex="Times New Roman1" style:font-size-complex="12pt"/>
    </style:style>
    <style:style style:name="T88" style:family="text">
      <style:text-properties fo:font-size="12pt" officeooo:rsid="00e45d0d" style:font-size-asian="12pt" style:font-name-complex="Times New Roman1" style:font-size-complex="12pt"/>
    </style:style>
    <style:style style:name="T89" style:family="text">
      <style:text-properties fo:font-size="12pt" officeooo:rsid="00ed1710" style:font-size-asian="12pt" style:font-name-complex="Times New Roman1" style:font-size-complex="12pt"/>
    </style:style>
    <style:style style:name="T90" style:family="text">
      <style:text-properties fo:font-size="12pt" officeooo:rsid="00edf581" style:font-size-asian="12pt" style:font-name-complex="Times New Roman1" style:font-size-complex="12pt"/>
    </style:style>
    <style:style style:name="T91" style:family="text">
      <style:text-properties fo:font-size="12pt" officeooo:rsid="00c13a8b" style:font-size-asian="12pt" style:font-name-complex="Times New Roman1" style:font-size-complex="12pt"/>
    </style:style>
    <style:style style:name="T92" style:family="text">
      <style:text-properties fo:font-size="12pt" officeooo:rsid="00f07c77" style:font-size-asian="12pt" style:font-name-complex="Times New Roman1" style:font-size-complex="12pt"/>
    </style:style>
    <style:style style:name="T93" style:family="text">
      <style:text-properties fo:font-size="12pt" officeooo:rsid="00f340c0" style:font-size-asian="12pt" style:font-name-complex="Times New Roman1" style:font-size-complex="12pt"/>
    </style:style>
    <style:style style:name="T94" style:family="text">
      <style:text-properties fo:font-size="12pt" officeooo:rsid="00f39c24" style:font-size-asian="12pt" style:font-name-complex="Times New Roman1" style:font-size-complex="12pt"/>
    </style:style>
    <style:style style:name="T95" style:family="text">
      <style:text-properties fo:font-size="12pt" officeooo:rsid="00f480e2" style:font-size-asian="12pt" style:font-name-complex="Times New Roman1" style:font-size-complex="12pt"/>
    </style:style>
    <style:style style:name="T96" style:family="text">
      <style:text-properties fo:font-size="12pt" officeooo:rsid="00f61aff" style:font-size-asian="12pt" style:font-name-complex="Times New Roman1" style:font-size-complex="12pt"/>
    </style:style>
    <style:style style:name="T97" style:family="text">
      <style:text-properties fo:font-size="12pt" officeooo:rsid="00f7e611" style:font-size-asian="12pt" style:font-name-complex="Times New Roman1" style:font-size-complex="12pt"/>
    </style:style>
    <style:style style:name="T98" style:family="text">
      <style:text-properties fo:font-size="12pt" officeooo:rsid="00f8ce32" style:font-size-asian="12pt" style:font-name-complex="Times New Roman1" style:font-size-complex="12pt"/>
    </style:style>
    <style:style style:name="T99" style:family="text">
      <style:text-properties fo:font-size="12pt" officeooo:rsid="00f90a9e" style:font-size-asian="12pt" style:font-name-complex="Times New Roman1" style:font-size-complex="12pt"/>
    </style:style>
    <style:style style:name="T100" style:family="text">
      <style:text-properties fo:font-size="12pt" officeooo:rsid="00fa8fe1" style:font-size-asian="12pt" style:font-name-complex="Times New Roman1" style:font-size-complex="12pt"/>
    </style:style>
    <style:style style:name="T101" style:family="text">
      <style:text-properties fo:font-size="12pt" officeooo:rsid="00fc3472" style:font-size-asian="12pt" style:font-name-complex="Times New Roman1" style:font-size-complex="12pt"/>
    </style:style>
    <style:style style:name="T102" style:family="text">
      <style:text-properties fo:font-size="12pt" officeooo:rsid="00fcbceb" style:font-size-asian="12pt" style:font-name-complex="Times New Roman1" style:font-size-complex="12pt"/>
    </style:style>
    <style:style style:name="T103" style:family="text">
      <style:text-properties fo:font-size="12pt" officeooo:rsid="00fd173c" style:font-size-asian="12pt" style:font-name-complex="Times New Roman1" style:font-size-complex="12pt"/>
    </style:style>
    <style:style style:name="T104" style:family="text">
      <style:text-properties fo:font-size="12pt" officeooo:rsid="00ff0edc" style:font-size-asian="12pt" style:font-name-complex="Times New Roman1" style:font-size-complex="12pt"/>
    </style:style>
    <style:style style:name="T105" style:family="text">
      <style:text-properties fo:font-size="12pt" fo:font-style="italic" style:font-size-asian="12pt" style:font-style-asian="italic" style:font-size-complex="12pt"/>
    </style:style>
    <style:style style:name="T106" style:family="text">
      <style:text-properties fo:font-size="12pt" fo:font-style="italic" officeooo:rsid="00acb8af" style:font-size-asian="12pt" style:font-style-asian="italic" style:font-size-complex="12pt"/>
    </style:style>
    <style:style style:name="T107" style:family="text">
      <style:text-properties fo:font-size="12pt" fo:font-style="italic" style:font-size-asian="12pt" style:font-style-asian="italic" style:font-name-complex="Times New Roman1" style:font-size-complex="12pt"/>
    </style:style>
    <style:style style:name="T108" style:family="text">
      <style:text-properties fo:font-size="12pt" fo:font-style="italic" officeooo:rsid="00edf581" style:font-size-asian="12pt" style:font-style-asian="italic" style:font-name-complex="Times New Roman1" style:font-size-complex="12pt"/>
    </style:style>
    <style:style style:name="T109" style:family="text">
      <style:text-properties fo:font-size="12pt" fo:font-style="italic" officeooo:rsid="00f480e2" style:font-size-asian="12pt" style:font-style-asian="italic" style:font-name-complex="Times New Roman1" style:font-size-complex="12pt"/>
    </style:style>
    <style:style style:name="T110" style:family="text">
      <style:text-properties fo:font-size="12pt" fo:font-style="italic" officeooo:rsid="00f61aff" style:font-size-asian="12pt" style:font-style-asian="italic" style:font-name-complex="Times New Roman1" style:font-size-complex="12pt" style:font-style-complex="italic"/>
    </style:style>
    <style:style style:name="T111" style:family="text">
      <style:text-properties fo:font-size="12pt" fo:font-style="italic" officeooo:rsid="00f8ce32" style:font-size-asian="12pt" style:font-style-asian="italic" style:font-name-complex="Times New Roman1" style:font-size-complex="12pt"/>
    </style:style>
    <style:style style:name="T112" style:family="text">
      <style:text-properties fo:font-size="12pt" fo:font-style="italic" officeooo:rsid="00fa8fe1" style:font-size-asian="12pt" style:font-style-asian="italic" style:font-name-complex="Times New Roman1" style:font-size-complex="12pt"/>
    </style:style>
    <style:style style:name="T113" style:family="text">
      <style:text-properties style:font-name="Arial1" fo:font-size="16pt" style:font-size-asian="16pt" style:font-name-complex="Arial2" style:font-size-complex="16pt"/>
    </style:style>
    <style:style style:name="T114" style:family="text">
      <style:text-properties style:font-name="Arial1" fo:font-size="14pt" style:font-size-asian="14pt" style:font-name-complex="Arial2" style:font-size-complex="14pt"/>
    </style:style>
    <style:style style:name="T115" style:family="text">
      <style:text-properties style:font-name="Arial1" fo:font-size="14pt" officeooo:rsid="001099ed" style:font-size-asian="14pt" style:font-name-complex="Arial2" style:font-size-complex="14pt"/>
    </style:style>
    <style:style style:name="T116" style:family="text">
      <style:text-properties style:font-name="Arial1" fo:font-size="14pt" officeooo:rsid="00139d44" style:font-size-asian="14pt" style:font-name-complex="Arial2" style:font-size-complex="14pt"/>
    </style:style>
    <style:style style:name="T117" style:family="text">
      <style:text-properties style:font-name="Arial1" fo:font-size="14pt" officeooo:rsid="0018c7ea" style:font-size-asian="14pt" style:font-name-complex="Arial2" style:font-size-complex="14pt"/>
    </style:style>
    <style:style style:name="T118" style:family="text">
      <style:text-properties style:font-name="Arial1" fo:font-size="14pt" officeooo:rsid="001a0155" style:font-size-asian="14pt" style:font-name-complex="Arial2" style:font-size-complex="14pt"/>
    </style:style>
    <style:style style:name="T119" style:family="text">
      <style:text-properties style:font-name="Arial1" fo:font-size="14pt" officeooo:rsid="001cf760" style:font-size-asian="14pt" style:font-name-complex="Arial2" style:font-size-complex="14pt"/>
    </style:style>
    <style:style style:name="T120" style:family="text">
      <style:text-properties style:font-name="Arial1" fo:font-size="14pt" officeooo:rsid="001ff7a7" style:font-size-asian="14pt" style:font-name-complex="Arial2" style:font-size-complex="14pt"/>
    </style:style>
    <style:style style:name="T121" style:family="text">
      <style:text-properties style:font-name="Arial1" fo:font-size="14pt" officeooo:rsid="0068cf9f" style:font-size-asian="14pt" style:font-name-complex="Arial2" style:font-size-complex="14pt"/>
    </style:style>
    <style:style style:name="T122" style:family="text">
      <style:text-properties style:font-name="Arial1" fo:font-size="14pt" officeooo:rsid="0069817e" style:font-size-asian="14pt" style:font-name-complex="Arial2" style:font-size-complex="14pt"/>
    </style:style>
    <style:style style:name="T123" style:family="text">
      <style:text-properties style:font-name="Arial1" fo:font-size="14pt" officeooo:rsid="0069abc4" style:font-size-asian="14pt" style:font-name-complex="Arial2" style:font-size-complex="14pt"/>
    </style:style>
    <style:style style:name="T124" style:family="text">
      <style:text-properties style:font-name="Arial1" fo:font-size="14pt" officeooo:rsid="006b0976" style:font-size-asian="14pt" style:font-name-complex="Arial2" style:font-size-complex="14pt"/>
    </style:style>
    <style:style style:name="T125" style:family="text">
      <style:text-properties style:font-name="Arial1" fo:font-size="14pt" officeooo:rsid="006b584b" style:font-size-asian="14pt" style:font-name-complex="Arial2" style:font-size-complex="14pt"/>
    </style:style>
    <style:style style:name="T126" style:family="text">
      <style:text-properties style:font-name="Arial1" fo:font-size="12pt" style:font-size-asian="12pt" style:font-name-complex="Arial2" style:font-size-complex="12pt"/>
    </style:style>
    <style:style style:name="T127" style:family="text">
      <style:text-properties style:font-name="Arial1" fo:font-size="12pt" officeooo:rsid="0049bccb" style:font-size-asian="12pt" style:font-name-complex="Arial2" style:font-size-complex="12pt"/>
    </style:style>
    <style:style style:name="T128" style:family="text">
      <style:text-properties style:font-name="Arial1" fo:font-size="12pt" officeooo:rsid="004bac7b" style:font-size-asian="12pt" style:font-name-complex="Arial2" style:font-size-complex="12pt"/>
    </style:style>
    <style:style style:name="T129" style:family="text">
      <style:text-properties style:font-name="Arial1" fo:font-size="12pt" officeooo:rsid="004c9efd" style:font-size-asian="12pt" style:font-name-complex="Arial2" style:font-size-complex="12pt"/>
    </style:style>
    <style:style style:name="T130" style:family="text">
      <style:text-properties style:font-name="Arial1" fo:font-size="12pt" officeooo:rsid="004e443a" style:font-size-asian="12pt" style:font-name-complex="Arial2" style:font-size-complex="12pt"/>
    </style:style>
    <style:style style:name="T131" style:family="text">
      <style:text-properties style:font-name="Arial1" fo:font-size="12pt" fo:font-style="italic" style:font-size-asian="12pt" style:font-style-asian="italic" style:font-name-complex="Arial2" style:font-size-complex="12pt"/>
    </style:style>
    <style:style style:name="T132" style:family="text">
      <style:text-properties style:font-name="Arial1" fo:font-size="12pt" fo:font-style="italic" officeooo:rsid="00bee9b5" style:font-size-asian="12pt" style:font-style-asian="italic" style:font-name-complex="Arial2" style:font-size-complex="12pt"/>
    </style:style>
    <style:style style:name="T133" style:family="text">
      <style:text-properties style:font-name="Times New Roman" fo:font-size="12pt" style:font-size-asian="12pt"/>
    </style:style>
    <style:style style:name="T134" style:family="text">
      <style:text-properties style:font-name="Times New Roman" fo:font-size="12pt" officeooo:rsid="005173a0" style:font-size-asian="12pt" style:font-name-complex="Times New Roman1" style:font-size-complex="12pt"/>
    </style:style>
    <style:style style:name="T135" style:family="text">
      <style:text-properties style:font-name="Times New Roman" fo:font-size="12pt" officeooo:rsid="00528e64" style:font-size-asian="12pt" style:font-name-complex="Times New Roman1" style:font-size-complex="12pt"/>
    </style:style>
    <style:style style:name="T136" style:family="text">
      <style:text-properties style:font-name="Times New Roman" fo:font-size="12pt" officeooo:rsid="00579cc1" style:font-size-asian="12pt" style:font-name-complex="Times New Roman1" style:font-size-complex="12pt"/>
    </style:style>
    <style:style style:name="T137" style:family="text">
      <style:text-properties style:font-name="Times New Roman" fo:font-size="12pt" officeooo:rsid="0058f806" style:font-size-asian="12pt" style:font-name-complex="Times New Roman1" style:font-size-complex="12pt"/>
    </style:style>
    <style:style style:name="T138" style:family="text">
      <style:text-properties style:font-name="Times New Roman" fo:font-size="12pt" officeooo:rsid="00592e82" style:font-size-asian="12pt" style:font-name-complex="Times New Roman1" style:font-size-complex="12pt"/>
    </style:style>
    <style:style style:name="T139" style:family="text">
      <style:text-properties style:font-name="Times New Roman" fo:font-size="12pt" officeooo:rsid="00595dcd" style:font-size-asian="12pt" style:font-name-complex="Times New Roman1" style:font-size-complex="12pt"/>
    </style:style>
    <style:style style:name="T140" style:family="text">
      <style:text-properties style:font-name="Times New Roman" fo:font-size="12pt" officeooo:rsid="006c5db7" style:font-size-asian="12pt" style:font-name-complex="Times New Roman1" style:font-size-complex="12pt"/>
    </style:style>
    <style:style style:name="T141" style:family="text">
      <style:text-properties style:font-name="Times New Roman" fo:font-size="12pt" officeooo:rsid="006e1763" style:font-size-asian="12pt" style:font-name-complex="Times New Roman1" style:font-size-complex="12pt"/>
    </style:style>
    <style:style style:name="T142" style:family="text">
      <style:text-properties style:font-name="Times New Roman" fo:font-size="12pt" officeooo:rsid="006f4719" style:font-size-asian="12pt" style:font-name-complex="Times New Roman1" style:font-size-complex="12pt"/>
    </style:style>
    <style:style style:name="T143" style:family="text">
      <style:text-properties style:font-name="Times New Roman" fo:font-size="12pt" officeooo:rsid="007054f2" style:font-size-asian="12pt" style:font-name-complex="Times New Roman1" style:font-size-complex="12pt"/>
    </style:style>
    <style:style style:name="T144" style:family="text">
      <style:text-properties style:font-name="Times New Roman" fo:font-size="12pt" officeooo:rsid="00707519" style:font-size-asian="12pt" style:font-name-complex="Times New Roman1" style:font-size-complex="12pt"/>
    </style:style>
    <style:style style:name="T145" style:family="text">
      <style:text-properties style:font-name="Times New Roman" fo:font-size="12pt" officeooo:rsid="00732ae5" style:font-size-asian="12pt" style:font-name-complex="Times New Roman1" style:font-size-complex="12pt"/>
    </style:style>
    <style:style style:name="T146" style:family="text">
      <style:text-properties style:font-name="Times New Roman" fo:font-size="12pt" officeooo:rsid="0074e04e" style:font-size-asian="12pt" style:font-name-complex="Times New Roman1" style:font-size-complex="12pt"/>
    </style:style>
    <style:style style:name="T147" style:family="text">
      <style:text-properties style:font-name="Times New Roman" fo:font-size="12pt" officeooo:rsid="0076c8b1" style:font-size-asian="12pt" style:font-name-complex="Times New Roman1" style:font-size-complex="12pt"/>
    </style:style>
    <style:style style:name="T148" style:family="text">
      <style:text-properties style:font-name="Times New Roman" fo:font-size="12pt" officeooo:rsid="0079d12d" style:font-size-asian="12pt" style:font-name-complex="Times New Roman1" style:font-size-complex="12pt"/>
    </style:style>
    <style:style style:name="T149" style:family="text">
      <style:text-properties style:font-name="Times New Roman" fo:font-size="12pt" officeooo:rsid="007a9b97" style:font-size-asian="12pt" style:font-name-complex="Times New Roman1" style:font-size-complex="12pt"/>
    </style:style>
    <style:style style:name="T150" style:family="text">
      <style:text-properties style:font-name="Times New Roman" fo:font-size="12pt" officeooo:rsid="007b606d" style:font-size-asian="12pt" style:font-name-complex="Times New Roman1" style:font-size-complex="12pt"/>
    </style:style>
    <style:style style:name="T151" style:family="text">
      <style:text-properties style:font-name="Times New Roman" fo:font-size="12pt" officeooo:rsid="007b772c" style:font-size-asian="12pt" style:font-name-complex="Times New Roman1" style:font-size-complex="12pt"/>
    </style:style>
    <style:style style:name="T152" style:family="text">
      <style:text-properties style:font-name="Times New Roman" fo:font-size="12pt" officeooo:rsid="007d2e7a" style:font-size-asian="12pt" style:font-name-complex="Times New Roman1" style:font-size-complex="12pt"/>
    </style:style>
    <style:style style:name="T153" style:family="text">
      <style:text-properties style:font-name="Times New Roman" fo:font-size="12pt" officeooo:rsid="007d4903" style:font-size-asian="12pt" style:font-name-complex="Times New Roman1" style:font-size-complex="12pt"/>
    </style:style>
    <style:style style:name="T154" style:family="text">
      <style:text-properties style:font-name="Times New Roman" fo:font-size="12pt" officeooo:rsid="007f6c3b" style:font-size-asian="12pt" style:font-name-complex="Times New Roman1" style:font-size-complex="12pt"/>
    </style:style>
    <style:style style:name="T155" style:family="text">
      <style:text-properties style:font-name="Times New Roman" fo:font-size="12pt" officeooo:rsid="007f9c53" style:font-size-asian="12pt" style:font-name-complex="Times New Roman1" style:font-size-complex="12pt"/>
    </style:style>
    <style:style style:name="T156" style:family="text">
      <style:text-properties style:font-name="Times New Roman" fo:font-size="12pt" officeooo:rsid="0080a007" style:font-size-asian="12pt" style:font-name-complex="Times New Roman1" style:font-size-complex="12pt"/>
    </style:style>
    <style:style style:name="T157" style:family="text">
      <style:text-properties style:font-name="Times New Roman" fo:font-size="12pt" officeooo:rsid="0089ed0e" style:font-size-asian="12pt" style:font-name-complex="Times New Roman1" style:font-size-complex="12pt"/>
    </style:style>
    <style:style style:name="T158" style:family="text">
      <style:text-properties style:font-name="Times New Roman" fo:font-size="12pt" officeooo:rsid="00b727ed" style:font-size-asian="12pt" style:font-name-complex="Times New Roman1" style:font-size-complex="12pt"/>
    </style:style>
    <style:style style:name="T159" style:family="text">
      <style:text-properties style:font-name="Times New Roman" fo:font-size="12pt" officeooo:rsid="00b77c83" style:font-size-asian="12pt" style:font-name-complex="Times New Roman1" style:font-size-complex="12pt"/>
    </style:style>
    <style:style style:name="T160" style:family="text">
      <style:text-properties style:font-name="Times New Roman" fo:font-size="12pt" officeooo:rsid="00ba5eb1" style:font-size-asian="12pt" style:font-name-complex="Times New Roman1" style:font-size-complex="12pt"/>
    </style:style>
    <style:style style:name="T161" style:family="text">
      <style:text-properties style:font-name="Times New Roman" fo:font-size="12pt" officeooo:rsid="00bb4ce6" style:font-size-asian="12pt" style:font-name-complex="Times New Roman1" style:font-size-complex="12pt"/>
    </style:style>
    <style:style style:name="T162" style:family="text">
      <style:text-properties style:font-name="Times New Roman" fo:font-size="12pt" officeooo:rsid="00ebab17" style:font-size-asian="12pt" style:font-name-complex="Times New Roman1" style:font-size-complex="12pt"/>
    </style:style>
    <style:style style:name="T163" style:family="text">
      <style:text-properties style:font-name="Times New Roman" fo:font-size="12pt" officeooo:rsid="00fe761c" style:font-size-asian="12pt" style:font-name-complex="Times New Roman1" style:font-size-complex="12pt"/>
    </style:style>
    <style:style style:name="T164" style:family="text">
      <style:text-properties style:font-name="Times New Roman" fo:font-size="12pt" officeooo:rsid="0052aac6" style:font-size-asian="12pt"/>
    </style:style>
    <style:style style:name="T165" style:family="text">
      <style:text-properties style:font-name="Times New Roman" fo:font-size="12pt" officeooo:rsid="00535911" style:font-size-asian="12pt"/>
    </style:style>
    <style:style style:name="T166" style:family="text">
      <style:text-properties style:font-name="Times New Roman" fo:font-size="12pt" officeooo:rsid="0055098c" style:font-size-asian="12pt"/>
    </style:style>
    <style:style style:name="T167" style:family="text">
      <style:text-properties style:font-name="Times New Roman" fo:font-size="12pt" officeooo:rsid="0056ec66" style:font-size-asian="12pt"/>
    </style:style>
    <style:style style:name="T168" style:family="text">
      <style:text-properties style:font-name="Times New Roman" fo:font-size="12pt" officeooo:rsid="0065e569" style:font-size-asian="12pt"/>
    </style:style>
    <style:style style:name="T169" style:family="text">
      <style:text-properties style:font-name="Times New Roman" fo:font-size="12pt" officeooo:rsid="006624b0" style:font-size-asian="12pt"/>
    </style:style>
    <style:style style:name="T170" style:family="text">
      <style:text-properties style:font-name="Times New Roman" fo:font-size="12pt" officeooo:rsid="0067fc4f" style:font-size-asian="12pt"/>
    </style:style>
    <style:style style:name="T171" style:family="text">
      <style:text-properties style:font-name="Times New Roman" fo:font-size="12pt" officeooo:rsid="008221f4" style:font-size-asian="12pt"/>
    </style:style>
    <style:style style:name="T172" style:family="text">
      <style:text-properties style:font-name="Times New Roman" fo:font-size="12pt" officeooo:rsid="00825534" style:font-size-asian="12pt"/>
    </style:style>
    <style:style style:name="T173" style:family="text">
      <style:text-properties style:font-name="Times New Roman" fo:font-size="12pt" officeooo:rsid="00fcb2bb" style:font-size-asian="12pt"/>
    </style:style>
    <style:style style:name="T174" style:family="text">
      <style:text-properties style:font-name="Times New Roman" fo:font-size="12pt" officeooo:rsid="00fd99a8" style:font-size-asian="12pt"/>
    </style:style>
    <style:style style:name="T175" style:family="text">
      <style:text-properties officeooo:rsid="008378ce"/>
    </style:style>
    <style:style style:name="T176" style:family="text">
      <style:text-properties officeooo:rsid="0083ccdf"/>
    </style:style>
    <style:style style:name="T177" style:family="text">
      <style:text-properties officeooo:rsid="0083e731"/>
    </style:style>
    <style:style style:name="T178" style:family="text">
      <style:text-properties officeooo:rsid="00850af8"/>
    </style:style>
    <style:style style:name="T179" style:family="text">
      <style:text-properties officeooo:rsid="0086eec3"/>
    </style:style>
    <style:style style:name="T180" style:family="text">
      <style:text-properties officeooo:rsid="008d486a"/>
    </style:style>
    <style:style style:name="T181" style:family="text">
      <style:text-properties officeooo:rsid="008d6a93"/>
    </style:style>
    <style:style style:name="T182" style:family="text">
      <style:text-properties officeooo:rsid="008f0c85"/>
    </style:style>
    <style:style style:name="T183" style:family="text">
      <style:text-properties officeooo:rsid="00901382"/>
    </style:style>
    <style:style style:name="T184" style:family="text">
      <style:text-properties officeooo:rsid="0090a5d1"/>
    </style:style>
    <style:style style:name="T185" style:family="text">
      <style:text-properties officeooo:rsid="00910f2c"/>
    </style:style>
    <style:style style:name="T186" style:family="text">
      <style:text-properties officeooo:rsid="0092792e"/>
    </style:style>
    <style:style style:name="T187" style:family="text">
      <style:text-properties officeooo:rsid="0092b76e"/>
    </style:style>
    <style:style style:name="T188" style:family="text">
      <style:text-properties officeooo:rsid="00948d40"/>
    </style:style>
    <style:style style:name="T189" style:family="text">
      <style:text-properties officeooo:rsid="00954222"/>
    </style:style>
    <style:style style:name="T190" style:family="text">
      <style:text-properties officeooo:rsid="00982c41"/>
    </style:style>
    <style:style style:name="T191" style:family="text">
      <style:text-properties officeooo:rsid="0098bd97"/>
    </style:style>
    <style:style style:name="T192" style:family="text">
      <style:text-properties officeooo:rsid="0098dc01"/>
    </style:style>
    <style:style style:name="T193" style:family="text">
      <style:text-properties officeooo:rsid="009a3808"/>
    </style:style>
    <style:style style:name="T194" style:family="text">
      <style:text-properties officeooo:rsid="009bfce5"/>
    </style:style>
    <style:style style:name="T195" style:family="text">
      <style:text-properties officeooo:rsid="009dd57a"/>
    </style:style>
    <style:style style:name="T196" style:family="text">
      <style:text-properties fo:font-weight="bold" officeooo:rsid="009dd57a" style:font-weight-asian="bold" style:font-weight-complex="bold"/>
    </style:style>
    <style:style style:name="T197" style:family="text">
      <style:text-properties fo:font-weight="bold" officeooo:rsid="009e56e9" style:font-weight-asian="bold" style:font-weight-complex="bold"/>
    </style:style>
    <style:style style:name="T198" style:family="text">
      <style:text-properties officeooo:rsid="009f620d"/>
    </style:style>
    <style:style style:name="T199" style:family="text">
      <style:text-properties officeooo:rsid="00a116ac"/>
    </style:style>
    <style:style style:name="T200" style:family="text">
      <style:text-properties officeooo:rsid="00a26e3d"/>
    </style:style>
    <style:style style:name="T201" style:family="text">
      <style:text-properties officeooo:rsid="00a2d566"/>
    </style:style>
    <style:style style:name="T202" style:family="text">
      <style:text-properties fo:font-weight="normal" officeooo:rsid="009dd57a" style:font-weight-asian="normal" style:font-weight-complex="normal"/>
    </style:style>
    <style:style style:name="T203" style:family="text">
      <style:text-properties fo:font-weight="normal" officeooo:rsid="009e56e9" style:font-weight-asian="normal" style:font-weight-complex="normal"/>
    </style:style>
    <style:style style:name="T204" style:family="text">
      <style:text-properties fo:font-weight="normal" officeooo:rsid="00ce4a14" style:font-weight-asian="normal" style:font-weight-complex="normal"/>
    </style:style>
    <style:style style:name="T205" style:family="text">
      <style:text-properties fo:font-weight="normal" officeooo:rsid="009dd57a" style:font-weight-asian="normal" style:font-name-complex="Times New Roman1" style:font-weight-complex="normal"/>
    </style:style>
    <style:style style:name="T206" style:family="text">
      <style:text-properties fo:font-weight="normal" officeooo:rsid="009e56e9" style:font-weight-asian="normal" style:font-name-complex="Times New Roman1" style:font-weight-complex="normal"/>
    </style:style>
    <style:style style:name="T207" style:family="text">
      <style:text-properties fo:font-weight="normal" officeooo:rsid="00d262d5" style:font-weight-asian="normal" style:font-name-complex="Times New Roman1" style:font-weight-complex="normal"/>
    </style:style>
    <style:style style:name="T208" style:family="text">
      <style:text-properties officeooo:rsid="00a4a3b6"/>
    </style:style>
    <style:style style:name="T209" style:family="text">
      <style:text-properties officeooo:rsid="00a4c4f2"/>
    </style:style>
    <style:style style:name="T210" style:family="text">
      <style:text-properties officeooo:rsid="00a550b8"/>
    </style:style>
    <style:style style:name="T211" style:family="text">
      <style:text-properties officeooo:rsid="00a6ee17"/>
    </style:style>
    <style:style style:name="T212" style:family="text">
      <style:text-properties officeooo:rsid="00a78933"/>
    </style:style>
    <style:style style:name="T213" style:family="text">
      <style:text-properties officeooo:rsid="00ab1258"/>
    </style:style>
    <style:style style:name="T214" style:family="text">
      <style:text-properties officeooo:rsid="00ae9f33"/>
    </style:style>
    <style:style style:name="T215" style:family="text">
      <style:text-properties officeooo:rsid="00bbe08c"/>
    </style:style>
    <style:style style:name="T216" style:family="text">
      <style:text-properties officeooo:rsid="00bdec7c"/>
    </style:style>
    <style:style style:name="T217" style:family="text">
      <style:text-properties officeooo:rsid="00be55a1"/>
    </style:style>
    <style:style style:name="T218" style:family="text">
      <style:text-properties officeooo:rsid="00c13a8b"/>
    </style:style>
    <style:style style:name="T219" style:family="text">
      <style:text-properties officeooo:rsid="00ce4a14"/>
    </style:style>
    <style:style style:name="T220" style:family="text">
      <style:text-properties officeooo:rsid="00ce8376"/>
    </style:style>
    <style:style style:name="T221" style:family="text">
      <style:text-properties officeooo:rsid="00d06caa"/>
    </style:style>
    <style:style style:name="T222" style:family="text">
      <style:text-properties officeooo:rsid="00d262d5"/>
    </style:style>
    <style:style style:name="T223" style:family="text">
      <style:text-properties officeooo:rsid="009dd57a" style:font-name-complex="Times New Roman1"/>
    </style:style>
    <style:style style:name="T224" style:family="text">
      <style:text-properties officeooo:rsid="00e9ad22"/>
    </style:style>
    <style:style style:name="T225" style:family="text">
      <style:text-properties officeooo:rsid="00fa8fe1"/>
    </style:style>
    <style:style style:name="T226" style:family="text">
      <style:text-properties officeooo:rsid="010337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7">UNIVERSITY OF WATERLOO</text:p>
      <text:p text:style-name="P27">Software Engineering</text:p>
      <text:p text:style-name="P3"/>
      <text:p text:style-name="P3"/>
      <text:p text:style-name="P57">Comparative Analysis <text:span text:style-name="T211">for the Implementation of a VOIP Stack </text:span><text:span text:style-name="T212">in Gaming Environments</text:span></text:p>
      <text:p text:style-name="P3"/>
      <text:p text:style-name="P3"/>
      <text:p text:style-name="P28">Digital Extremes</text:p>
      <text:p text:style-name="P75"><text:span text:style-name="T2">London</text:span><text:span text:style-name="T1">, ON <text:s/></text:span><text:span text:style-name="T2"><text:s/>N6A 2V1</text:span></text:p>
      <text:p text:style-name="P2"/>
      <text:p text:style-name="P48">Prepared By</text:p>
      <text:p text:style-name="P28">Alexander Maguire</text:p>
      <text:p text:style-name="P7"><text:span text:style-name="T1">Student ID: 20</text:span><text:span text:style-name="T2">396195</text:span></text:p>
      <text:p text:style-name="P7"><text:span text:style-name="T1">User ID: </text:span><text:span text:style-name="T2">amaguire</text:span><text:span text:style-name="T1">@uwaterloo.ca</text:span></text:p>
      <text:p text:style-name="P27">3A Software Engineering</text:p>
      <text:p text:style-name="P7"><text:span text:style-name="T1">September 1</text:span><text:span text:style-name="T2">3</text:span><text:span text:style-name="T1">, 20</text:span><text:span text:style-name="T2">13</text:span></text:p>
      <text:p text:style-name="P30"/>
      <text:p text:style-name="P25"><text:span text:style-name="T2">Sandy Maguire</text:span><text:span text:style-name="T1"><text:line-break/></text:span><text:span text:style-name="T2">255 Keats Way</text:span><text:span text:style-name="T1"><text:line-break/></text:span><text:span text:style-name="T2">Waterloo, ON</text:span><text:span text:style-name="T1"><text:line-break/></text:span><text:span text:style-name="T2">N2L 6N6</text:span></text:p>
      <text:p text:style-name="P29">September 13, 2013</text:p>
      <text:p text:style-name="P19"><text:span text:style-name="T4">Andrew Morton</text:span><text:span text:style-name="T1">, Director<text:line-break/>Software Engineering<text:line-break/>University of Waterloo<text:line-break/>Waterloo, ON<text:line-break/>N2L 3G1</text:span></text:p>
      <text:p text:style-name="P31"/>
      <text:p text:style-name="P31">Dear Prof. <text:span text:style-name="T213">Morton</text:span>,</text:p>
      <text:p text:style-name="P20"><text:span text:style-name="T1"><text:tab/>The enclosed report, titled “</text:span><text:span text:style-name="T105">Comparative Analysis </text:span><text:span text:style-name="T106">for the Implementation of a VOIP Stack in Gaming Environments</text:span><text:span text:style-name="T105">”</text:span><text:span text:style-name="T1">, is my </text:span><text:span text:style-name="T5">second</text:span><text:span text:style-name="T1"> work term report. </text:span><text:span text:style-name="T5">Due to a relatively uninteresting 3A work term, i</text:span><text:span text:style-name="T1">t is related to my work at </text:span><text:span text:style-name="T5">Digital Extremes</text:span><text:span text:style-name="T1">, where I was employed for my </text:span><text:span text:style-name="T5">2B</text:span><text:span text:style-name="T1"> work term.</text:span></text:p>
      <text:p text:style-name="P31"><text:tab/><text:span text:style-name="T214">Digital Extremes is a software company specializing in the development of AAA video games. During my internship with them, I was employed as a general programmer, but because they were hitting all of their milestones with no issues, I was considered surplus. As such, I was tasked with implementing stretch-goals, as I was essentially “bonus” man-time.</text:span></text:p>
      <text:p text:style-name="P31"><text:tab/><text:span text:style-name="T214">One of these stretch goals was the implementation of a voice-over-IP stack for real-time voice communication in Digital Extreme's upcoming free-to-play co-operative multiplayer game Warframe.</text:span></text:p>
      <text:p text:style-name="P31"><text:tab/><text:span text:style-name="T214">My colleagues Daryl Baldock and Jacques Waller were instrumental in their help and knowledge of the subject area, and as such without their input this project would have never gone as smoothly as it did. I would thus like to take this opportunity to thank them both for everything.</text:span></text:p>
      <text:p text:style-name="P31"><text:tab/>I hereby confirm that I have received no help, other than what is mentioned above, in writing this report. I also confirm this report has not been previously submitted for academic credit at this or any other academic institution.</text:p>
      <text:p text:style-name="P31">Sincerely,</text:p>
      <text:p text:style-name="P30"/>
      <text:p text:style-name="P19"><text:span text:style-name="T3">Sandy Maguire</text:span><text:span text:style-name="T1"><text:line-break/>Student ID: 20</text:span><text:span text:style-name="T3">396195</text:span></text:p>
      <text:p text:style-name="P31">Encl.</text:p>
      <text:p text:style-name="P78">Executive Summary</text:p>
      <text:p text:style-name="P32"><text:tab/><text:span text:style-name="T221">In a perceived need for easier communication in their upcoming free-to-play game title, Digital Extremes decided that a voice-based chat system was necessary for their desired market penetration. Such a system is a deceivingly large undertaking, and so great care was put into an analytical approach to designing the core constituent parts.</text:span></text:p>
      <text:p text:style-name="P79"><text:span text:style-name="T222">Any voice-over-IP stack needs to deal with several independent problems: a means of recording audio, a compression algorithm, transmission of the underlying data, and playback on the receiving side. Furthermore, Digital Extremes needed to determine the feasibility of using an external library to support this feature.</text:span></text:p>
      <text:p text:style-name="P80"><text:span text:style-name="T222">Several alternatives were proposed for each domain of the problem, and these were analyzed along five major axes – ease of implementation, speed of execution, bandwidth budget constraints, long-term reliability and financial independence for Digital Extremes at large.</text:span></text:p>
      <text:p text:style-name="P33"><text:tab/>Ultimately, the analysis indicate<text:span text:style-name="T222">d </text:span>that <text:span text:style-name="T223">a </text:span><text:span text:style-name="T205">custom built, WMAPI-based, Opus-encoded audio system transmitted via a peer-to-peer model multiplexed through the </text:span><text:span text:style-name="T206">extant</text:span><text:span text:style-name="T205"> networking channels <text:s/></text:span><text:span text:style-name="T207">was the best choice for implementation. The major reasons cited for this is it promised strong reliability without sacrificing any intellectual property rights or breaching any firm technological constraints.</text:span></text:p>
      <text:p text:style-name="P84">Table of Contents</text:p>
      <text:p text:style-name="P76"><text:span text:style-name="T1">Executive Summary .......................................................................................................... iii<text:line-break/>List of Tables ..................................................................................................................... v</text:span><text:span text:style-name="T11">i</text:span><text:span text:style-name="T1"><text:line-break/>1<text:tab/>Introduction ........................................................................................................... 1<text:line-break/></text:span><text:span text:style-name="T12">2<text:tab/>Problem Specifications .......................................................................................... </text:span><text:span text:style-name="T80">3</text:span><text:span text:style-name="T12"><text:line-break/><text:tab/>2.1<text:tab/></text:span><text:span text:style-name="T74">Detailed Problem Description </text:span><text:span text:style-name="T12">................................................................... </text:span><text:span text:style-name="T80">3</text:span><text:span text:style-name="T12"><text:line-break/><text:tab/>2.2<text:tab/>Design Constraints and Requirements ....................................................... </text:span><text:span text:style-name="T80">4</text:span><text:span text:style-name="T12"><text:line-break/>3<text:tab/>Alternatives ............................................................................................................ </text:span><text:span text:style-name="T80">6</text:span><text:span text:style-name="T12"><text:line-break/><text:tab/>3.1<text:tab/></text:span><text:span text:style-name="T75">Existing Solutions </text:span><text:span text:style-name="T12">...................................................................................... </text:span><text:span text:style-name="T80">6</text:span></text:p>
      <text:p text:style-name="P76"><text:span text:style-name="T76"><text:tab/><text:tab/>3.1.1<text:tab/>Custom Implementation …............................................................. </text:span><text:span text:style-name="T80">6</text:span></text:p>
      <text:p text:style-name="P76"><text:span text:style-name="T76"><text:tab/><text:tab/>3.1.2<text:tab/>Publishing on Steam …...................................................................</text:span><text:span text:style-name="T80">6</text:span></text:p>
      <text:p text:style-name="P76"><text:span text:style-name="T76"><text:tab/><text:tab/>3.1.3<text:tab/>Existing Technologies …................................................................ </text:span><text:span text:style-name="T80">7</text:span><text:span text:style-name="T12"><text:line-break/><text:tab/>3.2<text:tab/></text:span><text:span text:style-name="T75">Recording Audio </text:span><text:span text:style-name="T12">....................................................................................... 4</text:span></text:p>
      <text:p text:style-name="P76"><text:span text:style-name="T12"><text:tab/><text:tab/></text:span><text:span text:style-name="T76">3.2</text:span><text:span text:style-name="T12">.1<text:tab/></text:span><text:span text:style-name="T77">Windows Multimedia API (WMAPI)</text:span><text:span text:style-name="T12"> ......................................... </text:span><text:span text:style-name="T80">7</text:span><text:span text:style-name="T12"><text:line-break/><text:tab/><text:tab/></text:span><text:span text:style-name="T76">3.2</text:span><text:span text:style-name="T12">.2<text:tab/></text:span><text:span text:style-name="T77">WASAPI</text:span><text:span text:style-name="T12"> ......................................................................................... </text:span><text:span text:style-name="T80">7</text:span><text:span text:style-name="T12"><text:line-break/><text:tab/>3.3<text:tab/></text:span><text:span text:style-name="T75">Audio Compression </text:span><text:span text:style-name="T12">................................................................................... </text:span><text:span text:style-name="T80">7</text:span></text:p>
      <text:p text:style-name="P76"><text:span text:style-name="T12"><text:tab/><text:tab/></text:span><text:span text:style-name="T76">3.3</text:span><text:span text:style-name="T12">.1<text:tab/></text:span><text:span text:style-name="T77">No Compression </text:span><text:span text:style-name="T12"><text:s/>........................................................................... </text:span><text:span text:style-name="T80">8</text:span><text:span text:style-name="T12"><text:line-break/><text:tab/><text:tab/></text:span><text:span text:style-name="T76">3.3</text:span><text:span text:style-name="T12">.2<text:tab/></text:span><text:span text:style-name="T77">MP3</text:span><text:span text:style-name="T12"> .............................................................................................. </text:span><text:span text:style-name="T80">8</text:span><text:span text:style-name="T12"><text:line-break/><text:tab/><text:tab/></text:span><text:span text:style-name="T76">3.3</text:span><text:span text:style-name="T12">.3<text:tab/></text:span><text:span text:style-name="T77">Opus …......</text:span><text:span text:style-name="T12">.................................................................................... </text:span><text:span text:style-name="T80">8</text:span><text:span text:style-name="T12"><text:line-break/><text:tab/>3.4<text:tab/></text:span><text:span text:style-name="T75">Data Transmission</text:span><text:span text:style-name="T12"> ….................................................................................. </text:span><text:span text:style-name="T80">8</text:span></text:p>
      <text:p text:style-name="P76"><text:span text:style-name="T12"><text:tab/><text:tab/></text:span><text:span text:style-name="T76">3.4</text:span><text:span text:style-name="T12">.1<text:tab/></text:span><text:span text:style-name="T77">Server-client-server vs Peer-to-peer</text:span><text:span text:style-name="T12"> ............................................ </text:span><text:span text:style-name="T80">9</text:span><text:span text:style-name="T12"><text:line-break/><text:tab/><text:tab/></text:span><text:span text:style-name="T76">3.4</text:span><text:span text:style-name="T12">.2<text:tab/></text:span><text:span text:style-name="T77">Network Multiplexing vs <text:s/>Out-of-band Transmission ….............</text:span><text:span text:style-name="T12">. </text:span><text:span text:style-name="T80">9</text:span><text:span text:style-name="T12"><text:line-break/>4<text:tab/>Evaluation Criteria and Weightings ....................................................................... </text:span><text:span text:style-name="T80">9</text:span><text:span text:style-name="T12"><text:line-break/><text:tab/>4.1<text:tab/>Evaluation Criteria ................................................................................... </text:span><text:span text:style-name="T80">10</text:span><text:span text:style-name="T12"><text:line-break/><text:tab/><text:tab/>4.1.1<text:tab/></text:span><text:span text:style-name="T78">Expected Implementation Ease </text:span><text:span text:style-name="T12">.................................................... </text:span><text:span text:style-name="T80">10</text:span><text:span text:style-name="T12"><text:line-break/><text:tab/><text:tab/>4.1.2<text:tab/></text:span><text:span text:style-name="T78">Execution </text:span><text:span text:style-name="T12">Speed …....................................................................... </text:span><text:span text:style-name="T80">10</text:span><text:span text:style-name="T12"><text:line-break/><text:tab/><text:tab/>4.1.3<text:tab/></text:span><text:span text:style-name="T78">Bandwidth Usage </text:span><text:span text:style-name="T12"><text:s/>........................................................................ </text:span><text:span text:style-name="T80">11</text:span><text:span text:style-name="T12"><text:line-break/></text:span><text:soft-page-break/><text:span text:style-name="T12"><text:tab/><text:tab/>4.1.4<text:tab/></text:span><text:span text:style-name="T78">Reliability</text:span><text:span text:style-name="T12"> ..................................................................................... </text:span><text:span text:style-name="T80">11</text:span><text:span text:style-name="T12"><text:line-break/><text:tab/><text:tab/>4.1.5<text:tab/></text:span><text:span text:style-name="T78">Financial Independence …..</text:span><text:span text:style-name="T12">......................................................... </text:span><text:span text:style-name="T80">11</text:span><text:span text:style-name="T12"><text:line-break/><text:tab/>4.2<text:tab/></text:span><text:span text:style-name="T79">Criterion Weighting Scheme …..</text:span><text:span text:style-name="T12">.............................................................. </text:span><text:span text:style-name="T81">11</text:span><text:span text:style-name="T12"><text:line-break/><text:tab/><text:tab/>4.2.1<text:tab/>Overview ...................................................................................... </text:span><text:span text:style-name="T82">1</text:span><text:span text:style-name="T83">1</text:span><text:span text:style-name="T12"><text:line-break/>5<text:tab/>Evaluation ............................................................................................................ </text:span><text:span text:style-name="T84">13</text:span><text:span text:style-name="T12"><text:line-break/><text:tab/>5.1<text:tab/></text:span><text:span text:style-name="T79">Expected Implementation Ease</text:span><text:span text:style-name="T12"> .............................................................. </text:span><text:span text:style-name="T85">13</text:span><text:span text:style-name="T12"><text:line-break/><text:tab/>5.2<text:tab/></text:span><text:span text:style-name="T79">Execution </text:span><text:span text:style-name="T12">Speed …................................................................................... </text:span><text:span text:style-name="T85">1</text:span><text:span text:style-name="T86">4</text:span><text:span text:style-name="T12"><text:line-break/><text:tab/>5.3<text:tab/></text:span><text:span text:style-name="T79">Bandwidth Usage </text:span><text:span text:style-name="T12">.................................................................................... 1</text:span><text:span text:style-name="T86">4</text:span><text:span text:style-name="T12"><text:line-break/><text:tab/>5.4<text:tab/></text:span><text:span text:style-name="T79">Reliability</text:span><text:span text:style-name="T12"> ................................................................................................ 1</text:span><text:span text:style-name="T87">5</text:span><text:span text:style-name="T12"><text:line-break/><text:tab/>5.5<text:tab/></text:span><text:span text:style-name="T79">Financial Independence ….</text:span><text:span text:style-name="T12">.......................................................................1</text:span><text:span text:style-name="T87">6</text:span><text:span text:style-name="T12"><text:line-break/>6<text:tab/>Results ................................................................................................................ 1</text:span><text:span text:style-name="T87">7</text:span><text:span text:style-name="T12"><text:line-break/>7<text:tab/>Conclusions ........................................................................................................ </text:span><text:span text:style-name="T88">20</text:span><text:span text:style-name="T12"><text:line-break/>8<text:tab/>Recommendations .............................................................................................. </text:span><text:span text:style-name="T88">21</text:span><text:span text:style-name="T12"><text:line-break/>References ...................................................................................................................... </text:span><text:span text:style-name="T88">22</text:span><text:span text:style-name="T12"><text:line-break/>Acknowledgements ........................................................................................................ </text:span><text:span text:style-name="T88">23</text:span><text:span text:style-name="T12"><text:line-break/></text:span></text:p>
      <text:p text:style-name="P85">List of Tables</text:p>
      <text:p text:style-name="P77"><text:span text:style-name="T1">4.</text:span><text:span text:style-name="T6">1<text:tab/></text:span><text:span text:style-name="T1">Criteria Weighting ................................................................................................ </text:span><text:span text:style-name="T9">12</text:span><text:span text:style-name="T1"><text:line-break/>6.</text:span><text:span text:style-name="T8">1<text:tab/>Results of Section 4.1..............</text:span><text:span text:style-name="T1">............................................................................</text:span><text:span text:style-name="T10">17</text:span><text:span text:style-name="T1"><text:line-break/></text:span><text:span text:style-name="T7">6.2<text:tab/></text:span><text:span text:style-name="T8">Results of Section 4.2 </text:span><text:span text:style-name="T1">........................................................................................ </text:span><text:span text:style-name="T10">17</text:span><text:span text:style-name="T1"><text:line-break/></text:span><text:span text:style-name="T7">6.3<text:tab/></text:span><text:span text:style-name="T8">Results of Section 4.3</text:span><text:span text:style-name="T1">.......................................................................................... </text:span><text:span text:style-name="T10">18</text:span><text:span text:style-name="T1"><text:line-break/></text:span><text:span text:style-name="T7">6.4<text:tab/></text:span><text:span text:style-name="T8">Results of Section 4.4 – client-server-client vs peer-to-peer ….</text:span><text:span text:style-name="T1">.......................... </text:span><text:span text:style-name="T10">18</text:span><text:span text:style-name="T1"><text:line-break/></text:span><text:span text:style-name="T7">6.5<text:tab/></text:span><text:span text:style-name="T8">Results of Section 4.4 – multiplexing vs out-of-band transmission</text:span><text:span text:style-name="T1">..................... </text:span><text:span text:style-name="T10">19</text:span></text:p>
      <text:p text:style-name="P92"><text:span text:style-name="T113">1<text:tab/>Introduction</text:span></text:p>
      <text:p text:style-name="P8"><text:span text:style-name="T12"><text:tab/></text:span><text:span text:style-name="T13">Digital Extremes</text:span><text:span text:style-name="T12"> is a </text:span><text:span text:style-name="T13">AAA-</text:span><text:span text:style-name="T12">game development studio </text:span><text:span text:style-name="T13">located</text:span><text:span text:style-name="T12"> in </text:span><text:span text:style-name="T13">London</text:span><text:span text:style-name="T12">, Ontario. </text:span><text:span text:style-name="T13">They are known for their work on Unreal Tournament, The Darkness 2 and the recently <text:s/>released Star Trek video game. Digital Extreme's games are based on a proprietary game engine known as Evolution and released on all major console platforms.</text:span></text:p>
      <text:p text:style-name="P8"><text:span text:style-name="T12"><text:tab/></text:span><text:span text:style-name="T13">Digital Extreme's current production title is a free-to-play game called Warframe. It is a four-player co-operative game consisting of both stealth and action mechanics. Being multiplayer, coordination between players is critical, which means that being able to effectively communicate is a key part of the experience.</text:span></text:p>
      <text:p text:style-name="P9"><text:span text:style-name="T12"><text:tab/></text:span><text:span text:style-name="T13">The Evolution engine already had support for text-based in-game chatting, but needing to temporarily stop playing in order to coordinate with ones teammates turned out to be impractical and detract from the game's experience. Voice-based chat was evidently needed, and the author of this paper was tasked with the implementation of this feature. </text:span></text:p>
      <text:p text:style-name="P9"><text:span text:style-name="T13"><text:tab/>Support for voice-chat already existed on the PlayStation 3 port of Evolution, which meant that any new implementation must respect the existing interfaces. </text:span><text:span text:style-name="T12">For this specific project, it was important to note that </text:span><text:span text:style-name="T13">Warframe</text:span><text:span text:style-name="T12"> was </text:span><text:span text:style-name="T13">already in beta-testing</text:span><text:span text:style-name="T12">, </text:span><text:span text:style-name="T13">so </text:span><text:span text:style-name="T14">stability and usability of the feature were both paramount</text:span><text:span text:style-name="T12">.</text:span></text:p>
      <text:p text:style-name="P21"><text:span text:style-name="T12">This report proposes and evaluates </text:span><text:span text:style-name="T68">several alternatives along four separate domains of constituent parts.</text:span><text:span text:style-name="T12">. </text:span><text:span text:style-name="T68">While a priori, no option was evidently superior, </text:span><text:span text:style-name="T12">this report </text:span><text:span text:style-name="T68">quantifies, against a set of guiding criteria, the merits of each and proposes a recommendation for the overall implementation.</text:span></text:p>
      <text:p text:style-name="P21"><text:soft-page-break/><text:span text:style-name="T69">The gentle reader will likely </text:span><text:span text:style-name="T12">find a</text:span><text:span text:style-name="T15">n</text:span><text:span text:style-name="T12"> understanding of software development, </text:span><text:span text:style-name="T70">game architecture and basic networking concepts</text:span><text:span text:style-name="T12"> to be helpful in understanding this report. </text:span></text:p>
      <text:p text:style-name="P86">2<text:tab/>Problem Specifications</text:p>
      <text:p text:style-name="P8"><text:span text:style-name="T12"><text:tab/>This section of the report </text:span><text:span text:style-name="T71">provides a short overview of the context of the problem, and defines the design constraints for the task.</text:span></text:p>
      <text:p text:style-name="P8"><text:span text:style-name="T114">2.1<text:tab/></text:span><text:span text:style-name="T115">Detailed Problem Description</text:span></text:p>
      <text:p text:style-name="P10"><text:span text:style-name="T12"><text:tab/></text:span><text:span text:style-name="T16">With the recent release (and extremely poor reception) of Digital Extreme's previous title, Star Trek, the company quickly found itself resting its </text:span><text:span text:style-name="T18">financial</text:span><text:span text:style-name="T16"> security on their own intellectual property, a free-to-play co-operative multiplayer action/stealth game </text:span><text:span text:style-name="T18">for the PC</text:span><text:span text:style-name="T16"> called Warframe.</text:span></text:p>
      <text:p text:style-name="P10"><text:span text:style-name="T16"><text:tab/></text:span><text:span text:style-name="T17">Being a free-to-play game, Warframe's profitability is solely dependent on retaining players over long periods of time, which means the game must be as streamlined as possible and provide few if any large frustrations to its </text:span><text:span text:style-name="T18">user base.</text:span><text:span text:style-name="T17"> Preliminary feedback during closed-beta testing spoke loudly and clearly: the players wanted easy-to-use and built-in communication channels above and beyond what the game currently offered. It became rapidly evident that in-game voice chat was necessary to retain players over the long term.</text:span></text:p>
      <text:p text:style-name="P10"><text:span text:style-name="T16"><text:tab/>Warframe is based on Digital Extreme's proprietary game engine Evolution </text:span><text:span text:style-name="T18">whose single code-base </text:span><text:span text:style-name="T16"><text:s/></text:span><text:span text:style-name="T18">runs on all of the major platforms: PC, </text:span><text:span text:style-name="T16"><text:s/></text:span><text:span text:style-name="T18">Xbox 360 and PlayStation 3 (PS3). Conditionally compiled code for the PS3 platform had existing support for voice-chat through first-party services. Since Warframe is a PC-exclusive game, we were unable to use this functionality, but any new implementation would need to conform to </text:span><text:span text:style-name="T18">the existing interfaces. Furthermore, the original author of the PS3 voice code no longer </text:span><text:soft-page-break/><text:span text:style-name="T18">worked at the company, and no other employees seemed certain of whether or not the feature in question actually worked.</text:span></text:p>
      <text:p text:style-name="P35"/>
      <text:p text:style-name="P8"><text:span text:style-name="T114">2.</text:span><text:span text:style-name="T116">2</text:span><text:span text:style-name="T114"><text:tab/>Design Constraints and Requirements</text:span></text:p>
      <text:p text:style-name="P8"><text:span text:style-name="T12"><text:tab/></text:span><text:span text:style-name="T19">Being a necessary component in a financially crucial product, voice-chat in Warframe had lots of very firm constraints, all of which were of critical importance when selecting between the proposed alternatives. </text:span></text:p>
      <text:p text:style-name="P39"><text:tab/>The following criteria were all of utmost importance:</text:p>
      <text:list xml:id="list2349321922117073813" text:style-name="WWNum3">
        <text:list-item>
          <text:p text:style-name="P95">The feature must be fast enough to run every frame (60 times per second) without negatively affecting performance.</text:p>
          <text:p text:style-name="P95"/>
        </text:list-item>
        <text:list-item>
          <text:p text:style-name="P95">The combined network traffic of the game with voice-chat must not exceed 8KB per second.</text:p>
          <text:p text:style-name="P95"/>
        </text:list-item>
        <text:list-item>
          <text:p text:style-name="P95">The voice information must be of telephone-level of quality or better to ensure it is useful as a communication mechanism.</text:p>
        </text:list-item>
      </text:list>
      <text:p text:style-name="P81">Secondary constraints:</text:p>
      <text:list xml:id="list7471566364182057787" text:style-name="WWNum4">
        <text:list-item>
          <text:p text:style-name="P96">The feature's development time should be minimized as the game was attempting to be monetized even during beta-testing.</text:p>
          <text:p text:style-name="P96"/>
        </text:list-item>
        <text:list-item>
          <text:p text:style-name="P93"><text:span text:style-name="T20">As few external dependencies as possible should be utilized in the implementation of this feature in order to cut down on download-size </text:span><text:span text:style-name="T21">and royalties</text:span><text:span text:style-name="T20">.</text:span></text:p>
        </text:list-item>
        <text:list-item>
          <text:p text:style-name="P94"><text:soft-page-break/><text:span text:style-name="T36">The </text:span><text:span text:style-name="T72">implementation</text:span><text:span text:style-name="T36"> should not change the minimum-required specification of the resulting product. Because Warframe is a free-to-play game, it is necessary to ensure the </text:span><text:span text:style-name="T37">potential </text:span><text:span text:style-name="T36">market </text:span><text:span text:style-name="T37">demographic</text:span><text:span text:style-name="T36"> is as large as possible.</text:span></text:p>
        </text:list-item>
      </text:list>
      <text:p text:style-name="P86">3<text:tab/>Alternatives</text:p>
      <text:p text:style-name="P8"><text:span text:style-name="T12"><text:tab/></text:span><text:span text:style-name="T21">Considering such a large feature, this report proposes many alternatives for each step of the overall implementation. Necessary components of the complete solution include </text:span><text:span text:style-name="T22">using existing </text:span><text:span text:style-name="T23">solutions</text:span><text:span text:style-name="T22">, </text:span><text:span text:style-name="T21">recording audio, audio compression/decompression </text:span><text:span text:style-name="T52">and</text:span><text:span text:style-name="T21"> data transmission</text:span><text:span text:style-name="T22">. </text:span><text:span text:style-name="T12">An overview of each option is presented in this section.</text:span></text:p>
      <text:p text:style-name="P8"><text:span text:style-name="T114">3.1<text:tab/></text:span><text:span text:style-name="T117">Existing Solutions</text:span></text:p>
      <text:p text:style-name="P8"><text:span text:style-name="T12"><text:tab/></text:span><text:span text:style-name="T24">First and foremost, the entire problem could be obviated by licensing an existing voice-chat system, or by publishing on a platform where such a feature is natively supported.</text:span></text:p>
      <text:p text:style-name="P40">3.1.1<text:tab/>Custom Implementation</text:p>
      <text:p text:style-name="P11"><text:span text:style-name="T24"><text:tab/></text:span><text:span text:style-name="T34">Writing our own implementation of the feature would ensure that our bandwidth and time budgets are not over-taxed, but at the expense of development time.</text:span></text:p>
      <text:p text:style-name="P40">3.1.2<text:tab/>Publishing on Steam</text:p>
      <text:p text:style-name="P11"><text:span text:style-name="T24"><text:tab/></text:span><text:span text:style-name="T34">The online gaming platform Steam offers a voice-chat API as part of its integration library, however using it would necessarily tie the product to being published on Steam, resulting in external dependencies and vendor tie-in. This option might potentially greatly reduce development time if the API was well-documented, but could result in many hours of debugging if that not be the case.</text:span></text:p>
      <text:p text:style-name="P40"/>
      <text:p text:style-name="P89">3.1.3<text:tab/>Existing Technologies</text:p>
      <text:p text:style-name="P11"><text:span text:style-name="T24"><text:tab/></text:span><text:span text:style-name="T35">No other existing technologies were found in a quick research session that were general purpose enough for our needs and inexpensive enough to warrant taking a chance on.</text:span></text:p>
      <text:p text:style-name="P8"><text:span text:style-name="T114">3.2<text:tab/></text:span><text:span text:style-name="T118">Recording Audio</text:span></text:p>
      <text:p text:style-name="P8"><text:span text:style-name="T12"><text:tab/></text:span><text:span text:style-name="T24">In order to be able to transmit and play voice data to other players, there must first exist an input audio stream. In this section we consider means of accomplishing this.</text:span></text:p>
      <text:p text:style-name="P12"><text:span text:style-name="T25">3.</text:span><text:span text:style-name="T26">2</text:span><text:span text:style-name="T25">.1<text:tab/>Windows Multimedia API </text:span><text:span text:style-name="T39">(WMAPI)</text:span></text:p>
      <text:p text:style-name="P14"><text:span text:style-name="T38"><text:tab/>A deprecated, relatively archaic Windows interface known for being hard to </text:span><text:span text:style-name="T40">implement correctly</text:span><text:span text:style-name="T38">. Despite these issues, the Windows Multimedia API is supported on all versions of Windows that Warframe was intending to be published on.</text:span></text:p>
      <text:p text:style-name="P12"><text:span text:style-name="T25">3.</text:span><text:span text:style-name="T26">2</text:span><text:span text:style-name="T25">.2<text:tab/>WASAPI</text:span></text:p>
      <text:p text:style-name="P12"><text:span text:style-name="T25"><text:tab/></text:span><text:span text:style-name="T39">A replacement for the deprecated WMAPI</text:span><text:span text:style-name="T102">[1]</text:span><text:span text:style-name="T39">, notably easier to </text:span><text:span text:style-name="T40">program against</text:span><text:span text:style-name="T39"> than its predecessor, but only supported by newer versions of Windows.</text:span></text:p>
      <text:p text:style-name="P8"><text:span text:style-name="T114">3.3<text:tab/></text:span><text:span text:style-name="T119">Audio Compression</text:span></text:p>
      <text:p text:style-name="P8"><text:span text:style-name="T12"><text:tab/></text:span><text:span text:style-name="T27">In order not to exceed our bandwidth budget, it is likely necessary to need to compress the audio streams before transmission. </text:span><text:span text:style-name="T28">Unfortunately, any preprocessing of the audio data will necessarily count against the time budget, so great care must be taken to ensure an optimal solution is found in this domain.</text:span></text:p>
      <text:p text:style-name="P41"/>
      <text:p text:style-name="P90">3.3.1<text:tab/>No Compression</text:p>
      <text:p text:style-name="P13"><text:span text:style-name="T29"><text:tab/></text:span><text:span text:style-name="T41">Necessarily the best audio quality since no data will be lost, both quick to program and easy on the time budget, but likely too large for our small bandwidth allocation.</text:span></text:p>
      <text:p text:style-name="P41">3.3.2<text:tab/>MP3</text:p>
      <text:p text:style-name="P13"><text:span text:style-name="T29"><text:tab/></text:span><text:span text:style-name="T42">MP3 technology is well-known and lots of libraries exist to use the technology, however it is plagued with licensing issues</text:span><text:span text:style-name="T101">[</text:span><text:span text:style-name="T103">2</text:span><text:span text:style-name="T101">]</text:span><text:span text:style-name="T42"> and much better suited for music than for voice data. </text:span><text:span text:style-name="T43">Furthermore, many of our expected use-cases for audio would likely experience data artifacts when encoded as MP3.</text:span></text:p>
      <text:p text:style-name="P41">3.3.3<text:tab/>Opus</text:p>
      <text:p text:style-name="P13"><text:span text:style-name="T29"><text:tab/></text:span><text:span text:style-name="T44">A somewhat new compression technique based on Skype technology. Arguably the best bet for our use-cases, but relatively untested in the domain. However, Opus is completely free of licensing issues.</text:span></text:p>
      <text:p text:style-name="P8"><text:span text:style-name="T114">3.4<text:tab/></text:span><text:span text:style-name="T120">Data Transmission</text:span></text:p>
      <text:p text:style-name="P13"><text:span text:style-name="T12"><text:tab/></text:span><text:span text:style-name="T30">The next step of the process is to physically get the voice data to its desired network endpoint. Since transmission is relatively hairy, each following subsection proposes a choice needing to be made, but overall the decisions are not mutually exclusive.</text:span></text:p>
      <text:p text:style-name="P41"/>
      <text:p text:style-name="P23"><text:span text:style-name="T29">3.4.1<text:tab/></text:span><text:span text:style-name="T45">Client-</text:span><text:span text:style-name="T29">Server-Client vs Peer-to-Peer</text:span></text:p>
      <text:p text:style-name="P13"><text:span text:style-name="T29"><text:tab/></text:span><text:span text:style-name="T46">In the client-server-client model, each player sends his voice data to a central server, who then redirects it to every other player. This is an easier approach to the transmission problem, and how the rest of Warframe's networking code works, it will greatly increase the bandwidth consumption of the server and likely create latency between transmission of the original data and reception by other players.</text:span></text:p>
      <text:p text:style-name="P13"><text:span text:style-name="T46"><text:tab/>The peer-to-peer </text:span><text:span text:style-name="T47">model requires that each player broadcast his voice data to all other players without use of the server as a middle-man. </text:span><text:span text:style-name="T48">While this is clearly a better solution for the task at hand, it is much harder technologically, since there </text:span><text:span text:style-name="T49">are</text:span><text:span text:style-name="T48"> no guarantees that the players can send data to one another.</text:span></text:p>
      <text:p text:style-name="P13"><text:span text:style-name="T29">3.4.2<text:tab/></text:span><text:span text:style-name="T33">Network</text:span><text:span text:style-name="T29"> Mutliplexing vs </text:span><text:span text:style-name="T31">Out-of-Band </text:span><text:span text:style-name="T32">Transmission</text:span></text:p>
      <text:p text:style-name="P13"><text:span text:style-name="T32"><text:tab/></text:span><text:span text:style-name="T50">Network multiplexing is the </text:span><text:span text:style-name="T51">case in which all voice data is combined with other outbound game traffic in an effort to reduce network overhead at the cost of a much harder infrastructure implementation to ensure data is shunted correctly. </text:span></text:p>
      <text:p text:style-name="P42"><text:tab/>Alternatively, voice data can be sent through a completely separate channel from game data, trading implementation ease for extra bandwidth usage. Furthermore, this model, like the peer-to-peer model above, suffers from technological issues in that these extra channels are not guaranteed to deliver their payloads.</text:p>
      <text:p text:style-name="P86">4<text:tab/>Evaluation Criteria and Weightings</text:p>
      <text:p text:style-name="P8"><text:span text:style-name="T12"><text:tab/>This section of the report defines the evaluation criteria </text:span><text:span text:style-name="T53">as used</text:span><text:span text:style-name="T12">, explains </text:span><text:span text:style-name="T53">in short</text:span><text:span text:style-name="T12"> the ranking system used, and gives a weighting to each </text:span><text:span text:style-name="T53">criterion</text:span><text:span text:style-name="T12">.</text:span></text:p>
      <text:p text:style-name="P58">4.1<text:tab/>Evaluation Criteria</text:p>
      <text:p text:style-name="P8"><text:span text:style-name="T12"><text:tab/></text:span><text:span text:style-name="T54">In order to meet all original problem requirements, the following criteria were defined</text:span><text:span text:style-name="T12">. </text:span><text:span text:style-name="T55">The criteria selected </text:span><text:span text:style-name="T56">are as</text:span><text:span text:style-name="T55"> follow</text:span><text:span text:style-name="T56">s</text:span><text:span text:style-name="T55">: </text:span><text:span text:style-name="T56">expected implementation ease, execution speed, bandwidth usage, reliability and financial independence. </text:span><text:span text:style-name="T57">Not all criteria are relevant to every </text:span><text:span text:style-name="T58">set of </text:span><text:span text:style-name="T57">alternative</text:span><text:span text:style-name="T58">s</text:span><text:span text:style-name="T57">.</text:span></text:p>
      <text:p text:style-name="P8"><text:span text:style-name="T126">4.1.1<text:tab/></text:span><text:span text:style-name="T127">Expected Implementation Ease</text:span></text:p>
      <text:p text:style-name="P8"><text:span text:style-name="T12"><text:tab/></text:span><text:span text:style-name="T59">Since voice-chat is considered a necessary facet of monetizing Warframe, the earliest date it can be implemented is of high value. The author expects that the ease of implementation of any given component will be a good approximation for the earliest possible release.</text:span></text:p>
      <text:p text:style-name="P8"><text:span text:style-name="T126">4.1.2<text:tab/></text:span><text:span text:style-name="T128">Execution Speed</text:span></text:p>
      <text:p text:style-name="P17"><text:span text:style-name="T12"><text:tab/></text:span><text:span text:style-name="T134">In order to maintain a framerate of 60 frames per second, the combined game logic and voice-chat code may not exceed 17ms even in the absolute worst case scenario. </text:span><text:span text:style-name="T135">This implies that any recording functionality must occur in parallel to the main thread of execution, and only synchronize on frame boundaries.</text:span></text:p>
      <text:p text:style-name="P59"/>
      <text:p text:style-name="P24"><text:span text:style-name="T126">4.1.3<text:tab/></text:span><text:span text:style-name="T129">Bandwidth Usage</text:span></text:p>
      <text:p text:style-name="P8"><text:span text:style-name="T133"><text:tab/></text:span><text:span text:style-name="T164">According to Shawn Hargreaves[</text:span><text:span text:style-name="T174">3</text:span><text:span text:style-name="T164">], </text:span><text:span text:style-name="T168">author of </text:span><text:span text:style-name="T171">several</text:span><text:span text:style-name="T168"> general</text:span><text:span text:style-name="T172">-</text:span><text:span text:style-name="T168">purpose game frameworks</text:span><text:span text:style-name="T164">, in order to be playable over slow internet connections, </text:span><text:span text:style-name="T169">a</text:span><text:span text:style-name="T170">ny</text:span><text:span text:style-name="T164"> game has a bandwidth budget of 8KB per second </text:span><text:span text:style-name="T165">(the same as an everyday telephone)</text:span><text:span text:style-name="T164">. </text:span><text:span text:style-name="T165">It is reasonable to expect that</text:span><text:span text:style-name="T167"> any</text:span><text:span text:style-name="T165"> </text:span><text:span text:style-name="T166">naïve means of sending this data will use up the majority of our budget.</text:span></text:p>
      <text:p text:style-name="P8"><text:span text:style-name="T126">4.1.4<text:tab/></text:span><text:span text:style-name="T129">Reliability</text:span></text:p>
      <text:p text:style-name="P15"><text:span text:style-name="T12"><text:tab/></text:span><text:span text:style-name="T136">The voice-chat system should be as reliable as possible. While it's impossible to expect 100% reliability, the system should gracefully handle missing audio frames and never degrade quality to unintelligibility. </text:span><text:span text:style-name="T137">Furthermore, the voice system should always work in the presence </text:span><text:span text:style-name="T138">of any network connection in the game</text:span><text:span text:style-name="T136">. </text:span></text:p>
      <text:p text:style-name="P8"><text:span text:style-name="T126">4.1.5<text:tab/></text:span><text:span text:style-name="T130">Financial Independence</text:span></text:p>
      <text:p text:style-name="P16"><text:span text:style-name="T12"><text:tab/></text:span><text:span text:style-name="T139">Finally, any solution should not require undue royalties or other constraints on the profitability of the game. Limiting the game's demographic by way of platform tie-in or unnecessarily license fees is unacceptable.</text:span></text:p>
      <text:p text:style-name="P58">4.2<text:tab/><text:span text:style-name="T216">Criterion Weighting Scheme</text:span></text:p>
      <text:p text:style-name="P82"><text:span text:style-name="T217">Since not all criteria were considered as important as one another, a weighting scheme was been included to ensure that more important considerations are given more gravitas in the decision-making process. The weighting scheme is described in Table 4.1.</text:span></text:p>
      <text:p text:style-name="P60"/>
      <text:p text:style-name="P25"><text:span text:style-name="T131">Table 4.</text:span><text:span text:style-name="T132">1</text:span><text:span text:style-name="T131">: Criteria Weighting</text:span></text:p>
      <table:table table:name="Table2" table:style-name="Table2">
        <table:table-column table:style-name="Table2.A"/>
        <table:table-column table:style-name="Table2.B"/>
        <table:table-row table:style-name="Table2.1">
          <table:table-cell table:style-name="Table2.A1" office:value-type="string">
            <text:p text:style-name="P49">Criterion</text:p>
          </table:table-cell>
          <table:table-cell table:style-name="Table2.A1" office:value-type="string">
            <text:p text:style-name="P49">Weight</text:p>
          </table:table-cell>
        </table:table-row>
        <table:table-row table:style-name="Table2.1">
          <table:table-cell table:style-name="Table2.A1" office:value-type="string">
            <text:p text:style-name="P65">Expected Implementation Ease</text:p>
          </table:table-cell>
          <table:table-cell table:style-name="Table2.B2" office:value-type="string">
            <text:p text:style-name="P6"><text:span text:style-name="T62">5</text:span><text:span text:style-name="T12">%</text:span></text:p>
          </table:table-cell>
        </table:table-row>
        <table:table-row table:style-name="Table2.1">
          <table:table-cell table:style-name="Table2.A1" office:value-type="string">
            <text:p text:style-name="P65">Execution Speed</text:p>
          </table:table-cell>
          <table:table-cell table:style-name="Table2.B3" office:value-type="string">
            <text:p text:style-name="P6"><text:span text:style-name="T61">2</text:span><text:span text:style-name="T12">0%</text:span></text:p>
          </table:table-cell>
        </table:table-row>
        <table:table-row table:style-name="Table2.1">
          <table:table-cell table:style-name="Table2.A1" office:value-type="string">
            <text:p text:style-name="P65">Bandwidth Usage</text:p>
          </table:table-cell>
          <table:table-cell table:style-name="Table2.B4" office:value-type="string">
            <text:p text:style-name="P6"><text:span text:style-name="T61">1</text:span><text:span text:style-name="T62">3</text:span><text:span text:style-name="T12">%</text:span></text:p>
          </table:table-cell>
        </table:table-row>
        <table:table-row table:style-name="Table2.1">
          <table:table-cell table:style-name="Table2.A1" office:value-type="string">
            <text:p text:style-name="P65">Reliability</text:p>
          </table:table-cell>
          <table:table-cell table:style-name="Table2.B5" office:value-type="string">
            <text:p text:style-name="P6"><text:span text:style-name="T61">2</text:span><text:span text:style-name="T62">5</text:span><text:span text:style-name="T12">%</text:span></text:p>
          </table:table-cell>
        </table:table-row>
        <table:table-row table:style-name="Table2.1">
          <table:table-cell table:style-name="Table2.A1" office:value-type="string">
            <text:p text:style-name="P65">Financial Independence</text:p>
          </table:table-cell>
          <table:table-cell table:style-name="Table2.B6" office:value-type="string">
            <text:p text:style-name="P6"><text:span text:style-name="T60">3</text:span><text:span text:style-name="T61">7</text:span><text:span text:style-name="T12">%</text:span></text:p>
          </table:table-cell>
        </table:table-row>
      </table:table>
      <text:p text:style-name="P64"/>
      <text:p text:style-name="P86">5<text:tab/>Evaluation</text:p>
      <text:p text:style-name="P8"><text:span text:style-name="T12"><text:tab/></text:span><text:span text:style-name="T73">T</text:span><text:span text:style-name="T63">he evaluation is performed by comparing each alternative separately by the aforementioned criteria. We then compute a numerical weighted value for each pair of alternative and criteria, with the sum of them being these being the final score per alternative. </text:span></text:p>
      <text:p text:style-name="P8"><text:span text:style-name="T114">5.1<text:tab/></text:span><text:span text:style-name="T121">Expected Implementation Ease</text:span></text:p>
      <text:p text:style-name="P18"><text:span text:style-name="T140"><text:tab/>Any solution that doesn't require a custom implementation clearly wins on development ease, giving pre-packaged solutions a comparative advantage in this category. Using the Steam libraries for voice-chat </text:span><text:span text:style-name="T141">would likely be easier than a custom implementation, but have hidden debugging costs.</text:span></text:p>
      <text:p text:style-name="P18"><text:span text:style-name="T141"><text:tab/></text:span><text:span text:style-name="T142">For recording audio, WASAPI is a clear choice for implementation ease over WMAPI due to deprecating the former for ease of use and better support on newer devices.</text:span></text:p>
      <text:p text:style-name="P18"><text:span text:style-name="T142"><text:tab/></text:span><text:span text:style-name="T143">In the domain of audio compression, no compression is by far the easiest to implement, since by definition it requires no work. </text:span><text:span text:style-name="T144">The next easiest solution would be using MP3 technology due to its wide adoption implying that many demonstrations of implementation exist. In last place is Opus due to its relatively new status and lack of coherent documentation.</text:span></text:p>
      <text:p text:style-name="P18"><text:span text:style-name="T144"><text:tab/></text:span><text:span text:style-name="T145">As far as network transmission goes, client-server-client is an easier implementation, since most of the existing networking code already works in this manner, and it would be relatively easy to hook into the same system. </text:span><text:span text:style-name="T146">Peer-to-peer is </text:span><text:soft-page-break/><text:span text:style-name="T146">likely also an easy implementation, although there exists potential for severe debugging costs if there are hidden variables in the equation.</text:span></text:p>
      <text:p text:style-name="P18"><text:span text:style-name="T146"><text:tab/></text:span><text:span text:style-name="T147">Furthermore, network multiplexing is a more challenging task due to the necessity of encoding audio frames as game packets and shunting them to the correct subsystems in code. Out-of-band transmission is likely easier, but like peer-to-peer, potentially suffers from unknown unknown costs for implementation ease.</text:span></text:p>
      <text:p text:style-name="P8"><text:span text:style-name="T114">5.2<text:tab/></text:span><text:span text:style-name="T122">Execution Speed</text:span></text:p>
      <text:p text:style-name="P8"><text:span text:style-name="T12"><text:tab/></text:span><text:span text:style-name="T148">Execution speed is irrelevant for the alternatives in the domain of existent solutions (we have no reason to believe that our code would perform any better or worse than others) and audio recording. </text:span></text:p>
      <text:p text:style-name="P8"><text:span text:style-name="T148"><text:tab/></text:span><text:span text:style-name="T149">In the case of audio encoding, not compressing the data is obviously a winner in terms of execution speed. Opus comes in next with a very impressive 5ms encoding latency, which is over 20x faster than any MP3 encoder library we looked at.</text:span></text:p>
      <text:p text:style-name="P8"><text:span text:style-name="T149"><text:tab/></text:span><text:span text:style-name="T150">Network multiplexing is slightly more algorithmically difficult than out-of-band transmission due to the necessary shunting work to ensure that the data coming from networking subsystem correctly arrives in the sound module, but this is likely a </text:span><text:span text:style-name="T151">negligible</text:span><text:span text:style-name="T150"> cost.</text:span></text:p>
      <text:p text:style-name="P8"><text:span text:style-name="T114">5.3<text:tab/></text:span><text:span text:style-name="T123">Bandwidth Usage</text:span></text:p>
      <text:p text:style-name="P8"><text:span text:style-name="T12"><text:tab/></text:span><text:span text:style-name="T64">It is meaningless to look at the bandwidth usage of using existent solutions and of recording audio, since these domains do not require any network traffic. </text:span><text:span text:style-name="T65">It is important to keep in mind our bandwidth budget is 8KB per second.</text:span></text:p>
      <text:p text:style-name="P8"><text:soft-page-break/><text:span text:style-name="T152"><text:tab/></text:span><text:span text:style-name="T153">Data compression, however, dictates the packet size of any audio frames we might be sending. </text:span><text:span text:style-name="T154">Raw uncompressed telephone-quality voice data comes in at approximately 8KB per second, meaning that not compressing it is simply unjustifiable. </text:span><text:span text:style-name="T155">MP3 compression rates imply that 3KB per second would be more than suitable for voice data. </text:span><text:span text:style-name="T156">Preliminary tests with Opus showed that we could achieve excellent results with as little as 1KB per second of voice data.</text:span></text:p>
      <text:p text:style-name="P4"><text:tab/><text:span text:style-name="T175">Peer-to-peer networking implies that each player needs to send their audio to at most three other computers. </text:span><text:span text:style-name="T176">This increases our audio payload by three times, effectively cutting MP3 out of the race if we were to go with this option. </text:span><text:span text:style-name="T177">Client-server-client offloads this responsibility to the server, meaning clients need only send one copy of their audio, but the server needs to rebroadcast it to two other computers, albeit three times as often. </text:span><text:span text:style-name="T178">The server would, under most circumstances, be expected to have a higher bandwidth budget than its clients, however Warframe selects the server at random and thus this is not a valid assumption in our analysis. </text:span><text:span text:style-name="T179">In the worst case of all players talking simultaneously, the server's outbound packet rate is 9x, blowing the bandwidth budget for any encoding previously looked at.</text:span></text:p>
      <text:p text:style-name="P8"><text:span text:style-name="T114">5.4<text:tab/></text:span><text:span text:style-name="T124">Reliability</text:span></text:p>
      <text:p text:style-name="P8"><text:span text:style-name="T12"><text:tab/></text:span><text:span text:style-name="T66">It is a reasonable assumption that any third-party voice solution will be more reliable in the short-term, since we are able to update on their market share and other indicators of reliability. </text:span><text:span text:style-name="T157">In this analysis we consider Steam to be a third-party voice solution.</text:span></text:p>
      <text:p text:style-name="P68"><text:soft-page-break/><text:tab/>WASAPI, due to deprecating WMAPI, is a slightly more reliable interface than its predecessor, however, both of them being official Windows APIs should imply that reliability <text:span text:style-name="T180">comparisons between the two</text:span> isn't a concern.</text:p>
      <text:p text:style-name="P8"><text:span text:style-name="T133"><text:tab/></text:span><text:span text:style-name="T158">For audio compression, it is clear that no preprocessing would be 100% reliable. Using an MP3 codec, due to its large market-share, is judged to be a relatively safe bet in reliability – it is extremely unlikely that a codec could reach such extreme popularity while simultaneously harboring large bugs. Opus, being a new contender to the scene, is deemed to be potentially unreliable, although it was developed by the IETF[</text:span><text:span text:style-name="T163">4</text:span><text:span text:style-name="T158">] and standardized in RFC 6716[</text:span><text:span text:style-name="T163">5</text:span><text:span text:style-name="T158">], implying that </text:span><text:span text:style-name="T159">no major issues should be experienced.</text:span></text:p>
      <text:p text:style-name="P8"><text:span text:style-name="T114">5.5<text:tab/></text:span><text:span text:style-name="T125">Financial Independence</text:span></text:p>
      <text:p text:style-name="P8"><text:span text:style-name="T12"><text:tab/></text:span><text:span text:style-name="T160">Relying on Steam's library infrastructure would constrain Warframe's publishing demographic to only Steam, a concession that Digital Extremes is likely unwilling to make due to their vested interest in maintaining all property. </text:span><text:span text:style-name="T161">A custom implementation would not suffer this drawback.</text:span></text:p>
      <text:p text:style-name="P8"><text:span text:style-name="T161"><text:tab/>Because WMAPI supports a superset of hardware that WASAPI does, implementation in terms of it has the potential to reach a marginally larger market-share. This was deemed to not be a significant difference since the excluded hardware is considered approximately ten years old and considered to be legacy.</text:span></text:p>
      <text:p text:style-name="P8"><text:span text:style-name="T161"><text:tab/>Any use of MP3 technology requires a software license, as well as royalties be paid. For this reason, MP3 compression was considered to have a low financial independence score.</text:span></text:p>
      <text:p text:style-name="P86">6<text:tab/>Results</text:p>
      <text:p text:style-name="P4"><text:tab/><text:span text:style-name="T190">This section shows the results of the criteria evaluations from Section 5.</text:span></text:p>
      <text:p text:style-name="P4"><text:tab/><text:span text:style-name="T190">Calculations were performed by normalizing all values relative to one another in the range of 0..1, with 0 being as bad as could be expected, and 1 being an ideal solution, and multiplying this value by the weight of the evaluation criteria. Solutions which violated design constraints were given an (unweighted) score of -1 in the criterion to ensure they would be ranked the lowest.</text:span></text:p>
      <text:p text:style-name="P61">Table 6.1 <text:span text:style-name="T186">Results of </text:span><text:span text:style-name="T191">Section 4.1</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
          </table:table-cell>
          <table:table-cell table:style-name="Table3.A1" office:value-type="string">
            <text:p text:style-name="P50"><text:span text:style-name="T181">Custom</text:span></text:p>
          </table:table-cell>
          <table:table-cell table:style-name="Table3.A1" office:value-type="string">
            <text:p text:style-name="P50"><text:span text:style-name="T181">Steam</text:span></text:p>
          </table:table-cell>
        </table:table-row>
        <table:table-row table:style-name="Table3.1">
          <table:table-cell table:style-name="Table3.A1" office:value-type="string">
            <text:p text:style-name="P66"><text:span text:style-name="T180">Expected Implementation Ease</text:span></text:p>
          </table:table-cell>
          <table:table-cell table:style-name="Table3.B2" office:value-type="string">
            <text:p text:style-name="P44"><text:span text:style-name="T183">0</text:span></text:p>
          </table:table-cell>
          <table:table-cell table:style-name="Table3.C2" office:value-type="string">
            <text:p text:style-name="P44"><text:span text:style-name="T183">0.05</text:span></text:p>
          </table:table-cell>
        </table:table-row>
        <table:table-row table:style-name="Table3.1">
          <table:table-cell table:style-name="Table3.A1" office:value-type="string">
            <text:p text:style-name="P66"><text:span text:style-name="T180">Financial Independence</text:span></text:p>
          </table:table-cell>
          <table:table-cell table:style-name="Table3.B3" office:value-type="string">
            <text:p text:style-name="P44"><text:span text:style-name="T183">0.37</text:span></text:p>
          </table:table-cell>
          <table:table-cell table:style-name="Table3.C3" office:value-type="string">
            <text:p text:style-name="P44"><text:span text:style-name="T183">0.0185</text:span></text:p>
          </table:table-cell>
        </table:table-row>
        <table:table-row table:style-name="Table3.1">
          <table:table-cell table:style-name="Table3.A1" office:value-type="string">
            <text:p text:style-name="P66"><text:span text:style-name="T180">Section Total</text:span></text:p>
          </table:table-cell>
          <table:table-cell table:style-name="Table3.B4" office:value-type="string">
            <text:p text:style-name="P52"><text:span text:style-name="T183">0.37</text:span></text:p>
          </table:table-cell>
          <table:table-cell table:style-name="Table3.C4" office:value-type="string">
            <text:p text:style-name="P52"><text:span text:style-name="T183">0.0685</text:span></text:p>
          </table:table-cell>
        </table:table-row>
      </table:table>
      <text:p text:style-name="P4"/>
      <text:p text:style-name="P62">Table 6.<text:span text:style-name="T186">2</text:span> <text:span text:style-name="T186">Results of </text:span><text:span text:style-name="T191">Section 4.2</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56"/>
          </table:table-cell>
          <table:table-cell table:style-name="Table10.A1" office:value-type="string">
            <text:p text:style-name="P51"><text:span text:style-name="T182">WMAPI</text:span></text:p>
          </table:table-cell>
          <table:table-cell table:style-name="Table10.A1" office:value-type="string">
            <text:p text:style-name="P51"><text:span text:style-name="T182">WASAPI</text:span></text:p>
          </table:table-cell>
        </table:table-row>
        <table:table-row table:style-name="Table10.1">
          <table:table-cell table:style-name="Table10.A1" office:value-type="string">
            <text:p text:style-name="P67"><text:span text:style-name="T180">Expected Implementation Ease</text:span></text:p>
          </table:table-cell>
          <table:table-cell table:style-name="Table10.B2" office:value-type="string">
            <text:p text:style-name="P44"><text:span text:style-name="T183">0.003</text:span></text:p>
          </table:table-cell>
          <table:table-cell table:style-name="Table10.C2" office:value-type="string">
            <text:p text:style-name="P44"><text:span text:style-name="T183">0.005</text:span></text:p>
          </table:table-cell>
        </table:table-row>
        <table:table-row table:style-name="Table10.1">
          <table:table-cell table:style-name="Table10.A1" office:value-type="string">
            <text:p text:style-name="P67"><text:span text:style-name="T180">Reliability</text:span></text:p>
          </table:table-cell>
          <table:table-cell table:style-name="Table10.B3" office:value-type="string">
            <text:p text:style-name="P44"><text:span text:style-name="T183">0.225</text:span></text:p>
          </table:table-cell>
          <table:table-cell table:style-name="Table10.C3" office:value-type="string">
            <text:p text:style-name="P44"><text:span text:style-name="T183">0.25</text:span></text:p>
          </table:table-cell>
        </table:table-row>
        <table:table-row table:style-name="Table10.1">
          <table:table-cell table:style-name="Table10.A1" office:value-type="string">
            <text:p text:style-name="P67"><text:span text:style-name="T180">Financial Independence</text:span></text:p>
          </table:table-cell>
          <table:table-cell table:style-name="Table10.B4" office:value-type="string">
            <text:p text:style-name="P44"><text:span text:style-name="T183">0.37</text:span></text:p>
          </table:table-cell>
          <table:table-cell table:style-name="Table10.C4" office:value-type="string">
            <text:p text:style-name="P44"><text:span text:style-name="T183">0.3108</text:span></text:p>
          </table:table-cell>
        </table:table-row>
        <table:table-row table:style-name="Table10.1">
          <table:table-cell table:style-name="Table10.A1" office:value-type="string">
            <text:p text:style-name="P67"><text:span text:style-name="T180">Section Total</text:span></text:p>
          </table:table-cell>
          <table:table-cell table:style-name="Table10.B5" office:value-type="string">
            <text:p text:style-name="P52"><text:span text:style-name="T183">0.598</text:span></text:p>
          </table:table-cell>
          <table:table-cell table:style-name="Table10.C5" office:value-type="string">
            <text:p text:style-name="P52"><text:span text:style-name="T183">0.5658</text:span></text:p>
          </table:table-cell>
        </table:table-row>
      </table:table>
      <text:p text:style-name="P36"/>
      <text:p text:style-name="P62"/>
      <text:p text:style-name="P87">Table 6.<text:span text:style-name="T186">3</text:span> <text:span text:style-name="T186">Results of </text:span><text:span text:style-name="T191">Section 4.3</text:span></text:p>
      <table:table table:name="Table11" table:style-name="Table11">
        <table:table-column table:style-name="Table11.A"/>
        <table:table-column table:style-name="Table11.B"/>
        <table:table-column table:style-name="Table11.C"/>
        <table:table-column table:style-name="Table11.B"/>
        <table:table-row table:style-name="Table11.1">
          <table:table-cell table:style-name="Table11.A1" office:value-type="string">
            <text:p text:style-name="P56"/>
          </table:table-cell>
          <table:table-cell table:style-name="Table11.A1" office:value-type="string">
            <text:p text:style-name="P51"><text:span text:style-name="T182">None</text:span></text:p>
          </table:table-cell>
          <table:table-cell table:style-name="Table11.A1" office:value-type="string">
            <text:p text:style-name="P51"><text:span text:style-name="T182">MP3</text:span></text:p>
          </table:table-cell>
          <table:table-cell table:style-name="Table11.A1" office:value-type="string">
            <text:p text:style-name="P51"><text:span text:style-name="T182">Opus</text:span></text:p>
          </table:table-cell>
        </table:table-row>
        <table:table-row table:style-name="Table11.1">
          <table:table-cell table:style-name="Table11.A1" office:value-type="string">
            <text:p text:style-name="P67"><text:span text:style-name="T180">Expected Implementation Ease</text:span></text:p>
          </table:table-cell>
          <table:table-cell table:style-name="Table11.B2" office:value-type="string">
            <text:p text:style-name="P45"><text:span text:style-name="T184">0.005</text:span></text:p>
          </table:table-cell>
          <table:table-cell table:style-name="Table11.C2" office:value-type="string">
            <text:p text:style-name="P45"><text:span text:style-name="T184">0.003</text:span></text:p>
          </table:table-cell>
          <table:table-cell table:style-name="Table11.D2" office:value-type="string">
            <text:p text:style-name="P45"><text:span text:style-name="T184">0.001</text:span></text:p>
          </table:table-cell>
        </table:table-row>
        <table:table-row table:style-name="Table11.1">
          <table:table-cell table:style-name="Table11.A1" office:value-type="string">
            <text:p text:style-name="P67"><text:span text:style-name="T180">Execution Speed</text:span></text:p>
          </table:table-cell>
          <table:table-cell table:style-name="Table11.B3" office:value-type="string">
            <text:p text:style-name="P45"><text:span text:style-name="T184">0.2</text:span></text:p>
          </table:table-cell>
          <table:table-cell table:style-name="Table11.C3" office:value-type="string">
            <text:p text:style-name="P45"><text:span text:style-name="T184">0</text:span></text:p>
          </table:table-cell>
          <table:table-cell table:style-name="Table11.D3" office:value-type="string">
            <text:p text:style-name="P45"><text:span text:style-name="T184">0.18</text:span></text:p>
          </table:table-cell>
        </table:table-row>
        <table:table-row table:style-name="Table11.1">
          <table:table-cell table:style-name="Table11.A1" office:value-type="string">
            <text:p text:style-name="P67"><text:span text:style-name="T180">Bandwidth Usage</text:span></text:p>
          </table:table-cell>
          <table:table-cell table:style-name="Table11.B4" office:value-type="string">
            <text:p text:style-name="P45"><text:span text:style-name="T184">-1 (unsuitable)</text:span></text:p>
          </table:table-cell>
          <table:table-cell table:style-name="Table11.C4" office:value-type="string">
            <text:p text:style-name="P45"><text:span text:style-name="T184">0.04</text:span></text:p>
          </table:table-cell>
          <table:table-cell table:style-name="Table11.D4" office:value-type="string">
            <text:p text:style-name="P45"><text:span text:style-name="T184">0.13</text:span></text:p>
          </table:table-cell>
        </table:table-row>
        <table:table-row table:style-name="Table11.1">
          <table:table-cell table:style-name="Table11.A1" office:value-type="string">
            <text:p text:style-name="P67"><text:span text:style-name="T180">Reliability</text:span></text:p>
          </table:table-cell>
          <table:table-cell table:style-name="Table11.B5" office:value-type="string">
            <text:p text:style-name="P45"><text:span text:style-name="T184">0.13</text:span></text:p>
          </table:table-cell>
          <table:table-cell table:style-name="Table11.C5" office:value-type="string">
            <text:p text:style-name="P45"><text:span text:style-name="T184">0.08</text:span></text:p>
          </table:table-cell>
          <table:table-cell table:style-name="Table11.D5" office:value-type="string">
            <text:p text:style-name="P45"><text:span text:style-name="T184">0.04</text:span></text:p>
          </table:table-cell>
        </table:table-row>
        <table:table-row table:style-name="Table11.1">
          <table:table-cell table:style-name="Table11.A1" office:value-type="string">
            <text:p text:style-name="P67"><text:span text:style-name="T180">Financial Independence</text:span></text:p>
          </table:table-cell>
          <table:table-cell table:style-name="Table11.B6" office:value-type="string">
            <text:p text:style-name="P45"><text:span text:style-name="T184">0.37</text:span></text:p>
          </table:table-cell>
          <table:table-cell table:style-name="Table11.C6" office:value-type="string">
            <text:p text:style-name="P43">0.<text:span text:style-name="T185">09</text:span></text:p>
          </table:table-cell>
          <table:table-cell table:style-name="Table11.D6" office:value-type="string">
            <text:p text:style-name="P45"><text:span text:style-name="T184">0.37</text:span></text:p>
          </table:table-cell>
        </table:table-row>
        <table:table-row table:style-name="Table11.1">
          <table:table-cell table:style-name="Table11.A1" office:value-type="string">
            <text:p text:style-name="P67"><text:span text:style-name="T180">Section Total</text:span></text:p>
          </table:table-cell>
          <table:table-cell table:style-name="Table11.B7" office:value-type="string">
            <text:p text:style-name="P53"><text:span text:style-name="T185">-0.295</text:span></text:p>
          </table:table-cell>
          <table:table-cell table:style-name="Table11.C7" office:value-type="string">
            <text:p text:style-name="P53"><text:span text:style-name="T185">0.213</text:span></text:p>
          </table:table-cell>
          <table:table-cell table:style-name="Table11.D7" office:value-type="string">
            <text:p text:style-name="P53"><text:span text:style-name="T185">0.721</text:span></text:p>
          </table:table-cell>
        </table:table-row>
      </table:table>
      <text:p text:style-name="P36"/>
      <text:p text:style-name="P63">Table 6.<text:span text:style-name="T186">4</text:span> <text:span text:style-name="T186">Results of </text:span><text:span text:style-name="T191">Section 4.</text:span><text:span text:style-name="T192">4 –</text:span><text:span text:style-name="T193"> client-server-client vs peer-to-peer</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6"/>
          </table:table-cell>
          <table:table-cell table:style-name="Table12.A1" office:value-type="string">
            <text:p text:style-name="P51"><text:span text:style-name="T182">Client-server-client</text:span></text:p>
          </table:table-cell>
          <table:table-cell table:style-name="Table12.A1" office:value-type="string">
            <text:p text:style-name="P51"><text:span text:style-name="T182">Peer-to-peer</text:span></text:p>
          </table:table-cell>
        </table:table-row>
        <table:table-row table:style-name="Table12.1">
          <table:table-cell table:style-name="Table12.A1" office:value-type="string">
            <text:p text:style-name="P67"><text:span text:style-name="T180">Expected Implementation Ease</text:span></text:p>
          </table:table-cell>
          <table:table-cell table:style-name="Table12.B2" office:value-type="string">
            <text:p text:style-name="P46"><text:span text:style-name="T187">0.005</text:span></text:p>
          </table:table-cell>
          <table:table-cell table:style-name="Table12.C2" office:value-type="string">
            <text:p text:style-name="P46"><text:span text:style-name="T187">0.002</text:span></text:p>
          </table:table-cell>
        </table:table-row>
        <table:table-row table:style-name="Table12.1">
          <table:table-cell table:style-name="Table12.A1" office:value-type="string">
            <text:p text:style-name="P67"><text:span text:style-name="T180">Bandwidth Usage</text:span></text:p>
          </table:table-cell>
          <table:table-cell table:style-name="Table12.B3" office:value-type="string">
            <text:p text:style-name="P46"><text:span text:style-name="T187">-1 (unsuitable)</text:span></text:p>
          </table:table-cell>
          <table:table-cell table:style-name="Table12.C3" office:value-type="string">
            <text:p text:style-name="P46"><text:span text:style-name="T187">0.2</text:span></text:p>
          </table:table-cell>
        </table:table-row>
        <table:table-row table:style-name="Table12.1">
          <table:table-cell table:style-name="Table12.A1" office:value-type="string">
            <text:p text:style-name="P67"><text:span text:style-name="T180">Reliability</text:span></text:p>
          </table:table-cell>
          <table:table-cell table:style-name="Table12.B4" office:value-type="string">
            <text:p text:style-name="P46"><text:span text:style-name="T187">0.37</text:span></text:p>
          </table:table-cell>
          <table:table-cell table:style-name="Table12.C4" office:value-type="string">
            <text:p text:style-name="P46"><text:span text:style-name="T187">0.19</text:span></text:p>
          </table:table-cell>
        </table:table-row>
        <table:table-row table:style-name="Table12.1">
          <table:table-cell table:style-name="Table12.A1" office:value-type="string">
            <text:p text:style-name="P67"><text:span text:style-name="T180">Section Total</text:span></text:p>
          </table:table-cell>
          <table:table-cell table:style-name="Table12.B5" office:value-type="string">
            <text:p text:style-name="P54"><text:span text:style-name="T187">-0.625</text:span></text:p>
          </table:table-cell>
          <table:table-cell table:style-name="Table12.C5" office:value-type="string">
            <text:p text:style-name="P50">0.3<text:span text:style-name="T187">92</text:span></text:p>
          </table:table-cell>
        </table:table-row>
      </table:table>
      <text:p text:style-name="P36"/>
      <text:p text:style-name="P62"/>
      <text:p text:style-name="P88">Table 6.<text:span text:style-name="T186">5 Results of </text:span><text:span text:style-name="T191">Section 4.</text:span><text:span text:style-name="T194">4 – multiplexing vs out-of-band transmission</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6"/>
          </table:table-cell>
          <table:table-cell table:style-name="Table13.A1" office:value-type="string">
            <text:p text:style-name="P51"><text:span text:style-name="T182">Multiplexing</text:span></text:p>
          </table:table-cell>
          <table:table-cell table:style-name="Table13.A1" office:value-type="string">
            <text:p text:style-name="P51"><text:span text:style-name="T182">Out-of-band</text:span></text:p>
          </table:table-cell>
        </table:table-row>
        <table:table-row table:style-name="Table13.1">
          <table:table-cell table:style-name="Table13.A1" office:value-type="string">
            <text:p text:style-name="P67"><text:span text:style-name="T180">Expected Implementation Ease</text:span></text:p>
          </table:table-cell>
          <table:table-cell table:style-name="Table13.B2" office:value-type="string">
            <text:p text:style-name="P47"><text:span text:style-name="T188">0.003</text:span></text:p>
          </table:table-cell>
          <table:table-cell table:style-name="Table13.C2" office:value-type="string">
            <text:p text:style-name="P47"><text:span text:style-name="T188">0.004</text:span></text:p>
          </table:table-cell>
        </table:table-row>
        <table:table-row table:style-name="Table13.1">
          <table:table-cell table:style-name="Table13.A1" office:value-type="string">
            <text:p text:style-name="P67"><text:span text:style-name="T180">Execution Speed</text:span></text:p>
          </table:table-cell>
          <table:table-cell table:style-name="Table13.B3" office:value-type="string">
            <text:p text:style-name="P47"><text:span text:style-name="T188">0.19</text:span></text:p>
          </table:table-cell>
          <table:table-cell table:style-name="Table13.C3" office:value-type="string">
            <text:p text:style-name="P47"><text:span text:style-name="T188">0.2</text:span></text:p>
          </table:table-cell>
        </table:table-row>
        <table:table-row table:style-name="Table13.1">
          <table:table-cell table:style-name="Table13.A1" office:value-type="string">
            <text:p text:style-name="P67"><text:span text:style-name="T180">Bandwidth Usage</text:span></text:p>
          </table:table-cell>
          <table:table-cell table:style-name="Table13.B4" office:value-type="string">
            <text:p text:style-name="P47"><text:span text:style-name="T188">0</text:span></text:p>
          </table:table-cell>
          <table:table-cell table:style-name="Table13.C4" office:value-type="string">
            <text:p text:style-name="P47"><text:span text:style-name="T188">0.13</text:span></text:p>
          </table:table-cell>
        </table:table-row>
        <table:table-row table:style-name="Table13.1">
          <table:table-cell table:style-name="Table13.A1" office:value-type="string">
            <text:p text:style-name="P67"><text:span text:style-name="T180">Reliability</text:span></text:p>
          </table:table-cell>
          <table:table-cell table:style-name="Table13.B5" office:value-type="string">
            <text:p text:style-name="P47"><text:span text:style-name="T188">0.37</text:span></text:p>
          </table:table-cell>
          <table:table-cell table:style-name="Table13.C5" office:value-type="string">
            <text:p text:style-name="P47"><text:span text:style-name="T188">0.102</text:span></text:p>
          </table:table-cell>
        </table:table-row>
        <table:table-row table:style-name="Table13.1">
          <table:table-cell table:style-name="Table13.A1" office:value-type="string">
            <text:p text:style-name="P67"><text:span text:style-name="T180">Section Total</text:span></text:p>
          </table:table-cell>
          <table:table-cell table:style-name="Table13.B6" office:value-type="string">
            <text:p text:style-name="P55"><text:span text:style-name="T189">0.563</text:span></text:p>
          </table:table-cell>
          <table:table-cell table:style-name="Table13.C6" office:value-type="string">
            <text:p text:style-name="P55"><text:span text:style-name="T189">0.436</text:span></text:p>
          </table:table-cell>
        </table:table-row>
      </table:table>
      <text:p text:style-name="P36"/>
      <text:p text:style-name="P36"><text:tab/><text:span text:style-name="T195">By aggregating the highest scores in each section together, we can come up with a best-case solution. </text:span>The results <text:span text:style-name="T195">presented herein</text:span> show that <text:span text:style-name="T195">a </text:span><text:span text:style-name="T196">custom built, WMAPI-based, Opus-encoded</text:span><text:span text:style-name="T195"> audio system transmitted via a </text:span><text:span text:style-name="T196">peer-to-peer model multiplexed through the </text:span><text:span text:style-name="T197">extant</text:span><text:span text:style-name="T196"> networking channels</text:span><text:span text:style-name="T195"> is a clear choice given the evaluation criteria for the project</text:span>. It is important to note that the <text:span text:style-name="T198">largest factors contributing to this evaluation were the aspects of financial independence and reliability</text:span>.</text:p>
      <text:p text:style-name="P4"/>
      <text:p text:style-name="P86">7<text:tab/>Conclusions</text:p>
      <text:p text:style-name="P37"><text:tab/>As <text:span text:style-name="T199">indicated by </text:span>the results, <text:span text:style-name="T195">a </text:span><text:span text:style-name="T202">custom built, WMAPI-based, Opus-encoded audio system transmitted via a peer-to-peer model multiplexed through the </text:span><text:span text:style-name="T203">extant</text:span><text:span text:style-name="T202"> networking channels</text:span><text:span text:style-name="T195"> </text:span><text:span text:style-name="T200">was the best-case solution for the completion of the project. Digital Extremes ultimately followed this suggestion.</text:span> This option provided the most <text:span text:style-name="T200">conservative approach to the company's intellectual property while not </text:span><text:span text:style-name="T201">sacrificing</text:span><text:span text:style-name="T200"> reliability in the process.,</text:span></text:p>
      <text:p text:style-name="P4"><text:tab/><text:span text:style-name="T208">Because the project was considered mission-critical for the long-term success of Digital Extremes, extreme emphasis was placed on reliability and retaining all rights to the software, </text:span><text:span text:style-name="T209">a decision which significantly impacted the conclusion of this report. While this feature should never need to be reimplemented, if it is, due care should be invested in </text:span><text:span text:style-name="T210">re-evaluation</text:span><text:span text:style-name="T209"> of these criteria. </text:span></text:p>
      <text:p text:style-name="P22"/>
      <text:p text:style-name="P86">8<text:tab/>Recommendations</text:p>
      <text:p text:style-name="P38"><text:tab/><text:span text:style-name="T219">Following in the footsteps</text:span> of the results above, this report recommends the use of <text:span text:style-name="T195">a </text:span><text:span text:style-name="T202">custom built, WMAPI-based, Opus-encoded audio system transmitted via a peer-to-peer model multiplexed through the </text:span><text:span text:style-name="T203">extant</text:span><text:span text:style-name="T202"> networking channels, </text:span><text:span text:style-name="T204">due to its expected reliability and financial independence – the two most important factors in our weighting scheme.</text:span></text:p>
      <text:p text:style-name="P22"><text:span text:style-name="T220">Furthermore, the author </text:span>acknowledge<text:span text:style-name="T220">s</text:span> that the weightings of the criteria were heavily affected by the circumstances <text:span text:style-name="T220">around</text:span> <text:span text:style-name="T220">and situational context of the</text:span> project. <text:span text:style-name="T220">As such, should the feature ever need to be reimplemented, great care should be taken to determine the most relevant factors for use as a weighting object model.</text:span></text:p>
      <text:p text:style-name="P4"><text:tab/></text:p>
      <text:p text:style-name="P4"><text:tab/></text:p>
      <text:p text:style-name="P86">References</text:p>
      <text:p text:style-name="P72"><text:span text:style-name="T12">[</text:span><text:span text:style-name="T104">1</text:span><text:span text:style-name="T12">] “</text:span><text:span text:style-name="T98">About WASAPI (Windows)</text:span><text:span text:style-name="T12">”, </text:span><text:span text:style-name="T111">MSDN Developer</text:span><text:span text:style-name="T12">, </text:span><text:span text:style-name="T99">June</text:span><text:span text:style-name="T12">, 201</text:span><text:span text:style-name="T99">3</text:span><text:span text:style-name="T12">, <text:tab/>[Online],<text:line-break/><text:tab/>Available: </text:span><text:span text:style-name="T97">http://msdn.microsoft.com/en-us/library/windows/</text:span></text:p>
      <text:p text:style-name="P72"><text:span text:style-name="T97"><text:tab/>desktop/dd371455(v=vs.85).aspx, </text:span><text:span text:style-name="T12">Accessed: September, </text:span><text:span text:style-name="T97">2013</text:span><text:span text:style-name="T12">.</text:span></text:p>
      <text:p text:style-name="P74"><text:span text:style-name="T12">[</text:span><text:span text:style-name="T104">2</text:span><text:span text:style-name="T12">] “</text:span><text:span text:style-name="T100">Royalty Rates</text:span><text:span text:style-name="T12">”, </text:span><text:span text:style-name="T112">MP3 Licensing</text:span><text:span text:style-name="T12">, </text:span><text:span text:style-name="T100">Dec</text:span><text:span text:style-name="T12">, 20</text:span><text:span text:style-name="T100">09</text:span><text:span text:style-name="T12">, <text:tab/>[Online],<text:line-break/><text:tab/>Available: </text:span><text:span text:style-name="T100">http://mp3licensing.com/royalty/software.html</text:span><text:span text:style-name="T97">, </text:span><text:span text:style-name="T12">Accessed: September, <text:tab/></text:span><text:span text:style-name="T97">2013</text:span><text:span text:style-name="T12">.<text:line-break/>[</text:span><text:span text:style-name="T104">3</text:span><text:span text:style-name="T12">] “</text:span><text:span text:style-name="T89">Network Bandwidth: voice</text:span><text:span text:style-name="T12">”, </text:span><text:span text:style-name="T108">Shawn Hargreaves</text:span><text:span text:style-name="T12">, </text:span><text:span text:style-name="T90">December</text:span><text:span text:style-name="T12">, 20</text:span><text:span text:style-name="T90">07</text:span><text:span text:style-name="T12">, [Online],<text:line-break/><text:tab/>Available: </text:span><text:span text:style-name="T91">http://blogs.msdn.com/b/shawnhar/archive/2007/12/20/ <text:tab/><text:tab/><text:tab/>network-bandwidth-voice.aspx</text:span><text:span text:style-name="T12">, </text:span>Accessed: September, <text:span text:style-name="T92">2013</text:span><text:span text:style-name="T12">.</text:span></text:p>
      <text:p text:style-name="P73"><text:span text:style-name="T12">[</text:span><text:span text:style-name="T104">4</text:span><text:span text:style-name="T12">] “[codec] Ogg Opus zero-length frames”, </text:span><text:span text:style-name="T110">Mark Harris</text:span><text:span text:style-name="T12">, August, 201</text:span><text:span text:style-name="T93">3</text:span><text:span text:style-name="T12">, <text:tab/>[Online],<text:line-break/><text:tab/>Available: </text:span><text:span text:style-name="T91">http://www.ietf.org/mail-archive/web/codec/current/msg03029.html</text:span><text:span text:style-name="T12">, <text:line-break/><text:tab/>Accessed: September, </text:span><text:span text:style-name="T94">2013</text:span><text:span text:style-name="T12">.</text:span></text:p>
      <text:p text:style-name="P70"><text:span text:style-name="T12">[</text:span><text:span text:style-name="T104">5</text:span><text:span text:style-name="T12">] “</text:span><text:span text:style-name="T95">Definition of the Opus Codec</text:span><text:span text:style-name="T12">”, </text:span><text:span text:style-name="T109">IETF</text:span><text:span text:style-name="T12">, </text:span><text:span text:style-name="T95">September</text:span><text:span text:style-name="T12">, 201</text:span><text:span text:style-name="T95">2</text:span><text:span text:style-name="T12">, <text:tab/>[Online],<text:line-break/><text:tab/>Available: </text:span><text:span text:style-name="T91">http://tools.ietf.org/html/rfc6716</text:span><text:span text:style-name="T12">, Accessed: September, </text:span><text:span text:style-name="T95">2013</text:span><text:span text:style-name="T12">.</text:span></text:p>
      <text:p text:style-name="P71"><text:span text:style-name="T97"/></text:p>
      <text:p text:style-name="P86">Acknowledgements</text:p>
      <text:p text:style-name="P8"><text:span text:style-name="T12"><text:tab/></text:span><text:span text:style-name="T67">The author would like to take this opportunity to thank his mentor Daryl Baldock for guidance, as well as lots and lots of support during the implementation process. He would further like to thank Jacques Waller for tracking down a nasty concurrency bug in the first implementation of the sys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Times New Roman" fo:font-size="11pt" fo:language="en" fo:country="US" style:letter-kerning="true" style:font-name-asian="DejaVu Sans"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e9ad22"/>
    </style:style>
    <style:style style:name="MP2" style:family="paragraph" style:parent-style-name="Footer">
      <style:paragraph-properties fo:text-align="center" style:justify-single-word="false"/>
    </style:style>
    <style:style style:name="MT1" style:family="text">
      <style:text-properties officeooo:rsid="00e9ad22"/>
    </style:style>
    <style:page-layout style:name="Mpm1">
      <style:page-layout-properties fo:page-width="21.59cm" fo:page-height="27.94cm" style:num-format="1" style:print-orientation="portrait" fo:margin-top="2.54cm" fo:margin-bottom="1.245cm" fo:margin-left="3.81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5cm" fo:margin-left="0cm" fo:margin-right="0cm" fo:margin-top="1.194cm" style:dynamic-spacing="true"/>
      </style:footer-style>
    </style:page-layout>
    <style:page-layout style:name="Mpm2">
      <style:page-layout-properties fo:page-width="21.59cm" fo:page-height="27.94cm" style:num-format="1" style:print-orientation="portrait" fo:margin-top="2.54cm" fo:margin-bottom="1.245cm" fo:margin-left="3.81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ii</text:span></text:p>
      </style:footer>
    </style:master-page>
    <style:master-page style:name="First_20_Page" style:display-name="First Page" style:page-layout-name="Mpm2" style:next-style-name="Standard"/>
    <style:master-page style:name="Converted1" style:page-layout-name="Mpm1">
      <style:footer>
        <text:p text:style-name="MP2"><text:page-number text:select-page="current"/></text:p>
        <text:p text:style-name="Footer"/>
      </style:footer>
    </style:master-page>
    <style:master-page style:name="Converted2" style:page-layout-name="Mpm2"/>
    <style:master-page style:name="Converted3" style:page-layout-name="Mpm1">
      <style:footer>
        <text:p text:style-name="MP1"><text:span text:style-name="MT1">iii</text:span></text:p>
      </style:footer>
    </style:master-page>
    <style:master-page style:name="Converted4" style:page-layout-name="Mpm1">
      <style:footer>
        <text:p text:style-name="MP1"><text:span text:style-name="MT1">v</text:span></text:p>
        <text:p text:style-name="Footer"/>
      </style:footer>
    </style:master-page>
    <style:master-page style:name="Converted5" style:page-layout-name="Mpm1">
      <style:footer>
        <text:p text:style-name="MP1"><text:span text:style-name="MT1">vi</text:span></text:p>
      </style:footer>
    </style:master-page>
    <style:master-page style:name="Converted6" style:page-layout-name="Mpm1">
      <style:footer>
        <text:p text:style-name="MP2"><text:page-number text:select-page="current">1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meta:initial-creator>
    <meta:editing-cycles>525</meta:editing-cycles>
    <meta:creation-date>2009-09-14T23:55:00</meta:creation-date>
    <dc:date>2013-09-16T10:28:04</dc:date>
    <meta:editing-duration>P1DT5H40M25S</meta:editing-duration>
    <meta:generator>LibreOffice/4.0.2.2$Linux_X86_64 LibreOffice_project/400m0$Build-2</meta:generator>
    <meta:document-statistic meta:table-count="6" meta:image-count="0" meta:object-count="0" meta:page-count="29" meta:paragraph-count="263" meta:word-count="4105" meta:character-count="30539" meta:non-whitespace-character-count="26546"/>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